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80458333333333cm" style:use-optimal-column-width="true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65.25pt" style:use-optimal-row-height="tru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4199220" table:style-name="ce5">
            <text:p>4.199.220</text:p>
          </table:table-cell>
          <table:table-cell office:value-type="float" office:value="612000" table:style-name="ce5">
            <text:p>612.000</text:p>
          </table:table-cell>
          <table:table-cell office:value-type="float" office:value="1293200" table:style-name="ce5">
            <text:p>1.293.200</text:p>
          </table:table-cell>
          <table:table-cell office:value-type="float" office:value="252600" table:style-name="ce5">
            <text:p>252.600</text:p>
          </table:table-cell>
          <table:table-cell office:value-type="float" office:value="6357020" table:style-name="ce6">
            <text:p>6.357.020</text:p>
          </table:table-cell>
          <table:table-cell office:value-type="float" office:value="6188862" table:style-name="ce6">
            <text:p>6.188.862</text:p>
          </table:table-cell>
          <table:table-cell office:value-type="percentage" office:value="0.97354766856168451" table:style-name="ce7">
            <text:p>97,4%</text:p>
          </table:table-cell>
          <table:table-cell office:value-type="float" office:value="3997053" table:style-name="ce5">
            <text:p>3.997.053</text:p>
          </table:table-cell>
          <table:table-cell office:value-type="float" office:value="2289853" table:style-name="ce5">
            <text:p>2.289.853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70175" table:style-name="ce5">
            <text:p>770.175</text:p>
          </table:table-cell>
          <table:table-cell office:value-type="float" office:value="110300" table:style-name="ce5">
            <text:p>110.300</text:p>
          </table:table-cell>
          <table:table-cell office:value-type="float" office:value="203200" table:style-name="ce5">
            <text:p>203.200</text:p>
          </table:table-cell>
          <table:table-cell office:value-type="float" office:value="39500" table:style-name="ce5">
            <text:p>39.500</text:p>
          </table:table-cell>
          <table:table-cell office:value-type="float" office:value="1123175" table:style-name="ce6">
            <text:p>1.123.175</text:p>
          </table:table-cell>
          <table:table-cell office:value-type="float" office:value="1051390" table:style-name="ce6">
            <text:p>1.051.390</text:p>
          </table:table-cell>
          <table:table-cell office:value-type="percentage" office:value="0.93608743072094736" table:style-name="ce7">
            <text:p>93,6%</text:p>
          </table:table-cell>
          <table:table-cell office:value-type="float" office:value="675162" table:style-name="ce5">
            <text:p>675.162</text:p>
          </table:table-cell>
          <table:table-cell office:value-type="float" office:value="417656" table:style-name="ce5">
            <text:p>417.656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4825" table:style-name="ce5">
            <text:p>674.825</text:p>
          </table:table-cell>
          <table:table-cell office:value-type="float" office:value="93400" table:style-name="ce5">
            <text:p>93.400</text:p>
          </table:table-cell>
          <table:table-cell office:value-type="float" office:value="155800" table:style-name="ce5">
            <text:p>155.800</text:p>
          </table:table-cell>
          <table:table-cell office:value-type="float" office:value="30500" table:style-name="ce5">
            <text:p>30.500</text:p>
          </table:table-cell>
          <table:table-cell office:value-type="float" office:value="954525" table:style-name="ce6">
            <text:p>954.525</text:p>
          </table:table-cell>
          <table:table-cell office:value-type="float" office:value="946602" table:style-name="ce6">
            <text:p>946.602</text:p>
          </table:table-cell>
          <table:table-cell office:value-type="percentage" office:value="0.99169953641863751" table:style-name="ce7">
            <text:p>99,2%</text:p>
          </table:table-cell>
          <table:table-cell office:value-type="float" office:value="602355" table:style-name="ce5">
            <text:p>602.355</text:p>
          </table:table-cell>
          <table:table-cell office:value-type="float" office:value="371757" table:style-name="ce5">
            <text:p>371.757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539730" table:style-name="ce5">
            <text:p>539.730</text:p>
          </table:table-cell>
          <table:table-cell office:value-type="float" office:value="77600" table:style-name="ce5">
            <text:p>77.600</text:p>
          </table:table-cell>
          <table:table-cell office:value-type="float" office:value="178900" table:style-name="ce5">
            <text:p>178.900</text:p>
          </table:table-cell>
          <table:table-cell office:value-type="float" office:value="34900" table:style-name="ce5">
            <text:p>34.900</text:p>
          </table:table-cell>
          <table:table-cell office:value-type="float" office:value="831130" table:style-name="ce6">
            <text:p>831.130</text:p>
          </table:table-cell>
          <table:table-cell office:value-type="float" office:value="751096" table:style-name="ce6">
            <text:p>751.096</text:p>
          </table:table-cell>
          <table:table-cell office:value-type="percentage" office:value="0.90370459494904531" table:style-name="ce7">
            <text:p>90,4%</text:p>
          </table:table-cell>
          <table:table-cell office:value-type="float" office:value="496294" table:style-name="ce5">
            <text:p>496.294</text:p>
          </table:table-cell>
          <table:table-cell office:value-type="float" office:value="290951" table:style-name="ce5">
            <text:p>290.951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055310" table:style-name="ce5">
            <text:p>1.055.310</text:p>
          </table:table-cell>
          <table:table-cell office:value-type="float" office:value="147100" table:style-name="ce5">
            <text:p>147.100</text:p>
          </table:table-cell>
          <table:table-cell office:value-type="float" office:value="332500" table:style-name="ce5">
            <text:p>332.500</text:p>
          </table:table-cell>
          <table:table-cell office:value-type="float" office:value="64900" table:style-name="ce5">
            <text:p>64.900</text:p>
          </table:table-cell>
          <table:table-cell office:value-type="float" office:value="1599810" table:style-name="ce6">
            <text:p>1.599.810</text:p>
          </table:table-cell>
          <table:table-cell office:value-type="float" office:value="1444587" table:style-name="ce6">
            <text:p>1.444.587</text:p>
          </table:table-cell>
          <table:table-cell office:value-type="percentage" office:value="0.90297410317475202" table:style-name="ce7">
            <text:p>90,3%</text:p>
          </table:table-cell>
          <table:table-cell office:value-type="float" office:value="955327" table:style-name="ce5">
            <text:p>955.327</text:p>
          </table:table-cell>
          <table:table-cell office:value-type="float" office:value="558164" table:style-name="ce5">
            <text:p>558.164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41205" table:style-name="ce5">
            <text:p>341.205</text:p>
          </table:table-cell>
          <table:table-cell office:value-type="float" office:value="48300" table:style-name="ce5">
            <text:p>48.300</text:p>
          </table:table-cell>
          <table:table-cell office:value-type="float" office:value="89000" table:style-name="ce5">
            <text:p>89.000</text:p>
          </table:table-cell>
          <table:table-cell office:value-type="float" office:value="17350" table:style-name="ce5">
            <text:p>17.350</text:p>
          </table:table-cell>
          <table:table-cell office:value-type="float" office:value="495855" table:style-name="ce6">
            <text:p>495.855</text:p>
          </table:table-cell>
          <table:table-cell office:value-type="float" office:value="456643" table:style-name="ce6">
            <text:p>456.643</text:p>
          </table:table-cell>
          <table:table-cell office:value-type="percentage" office:value="0.92092043036774862" table:style-name="ce7">
            <text:p>92,1%</text:p>
          </table:table-cell>
          <table:table-cell office:value-type="float" office:value="296181" table:style-name="ce5">
            <text:p>296.181</text:p>
          </table:table-cell>
          <table:table-cell office:value-type="float" office:value="172646" table:style-name="ce5">
            <text:p>172.646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82725" table:style-name="ce5">
            <text:p>1.582.725</text:p>
          </table:table-cell>
          <table:table-cell office:value-type="float" office:value="227000" table:style-name="ce5">
            <text:p>227.000</text:p>
          </table:table-cell>
          <table:table-cell office:value-type="float" office:value="365900" table:style-name="ce5">
            <text:p>365.900</text:p>
          </table:table-cell>
          <table:table-cell office:value-type="float" office:value="71450" table:style-name="ce5">
            <text:p>71.450</text:p>
          </table:table-cell>
          <table:table-cell office:value-type="float" office:value="2247075" table:style-name="ce6">
            <text:p>2.247.075</text:p>
          </table:table-cell>
          <table:table-cell office:value-type="float" office:value="2029033" table:style-name="ce6">
            <text:p>2.029.033</text:p>
          </table:table-cell>
          <table:table-cell office:value-type="percentage" office:value="0.90296630063527028" table:style-name="ce7">
            <text:p>90,3%</text:p>
          </table:table-cell>
          <table:table-cell office:value-type="float" office:value="1277300" table:style-name="ce5">
            <text:p>1.277.300</text:p>
          </table:table-cell>
          <table:table-cell office:value-type="float" office:value="818626" table:style-name="ce5">
            <text:p>818.626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109025" table:style-name="ce5">
            <text:p>1.109.025</text:p>
          </table:table-cell>
          <table:table-cell office:value-type="float" office:value="161000" table:style-name="ce5">
            <text:p>161.000</text:p>
          </table:table-cell>
          <table:table-cell office:value-type="float" office:value="311600" table:style-name="ce5">
            <text:p>311.600</text:p>
          </table:table-cell>
          <table:table-cell office:value-type="float" office:value="61075" table:style-name="ce5">
            <text:p>61.075</text:p>
          </table:table-cell>
          <table:table-cell office:value-type="float" office:value="1642700" table:style-name="ce6">
            <text:p>1.642.700</text:p>
          </table:table-cell>
          <table:table-cell office:value-type="float" office:value="1517201" table:style-name="ce6">
            <text:p>1.517.201</text:p>
          </table:table-cell>
          <table:table-cell office:value-type="percentage" office:value="0.92360199671272902" table:style-name="ce7">
            <text:p>92,4%</text:p>
          </table:table-cell>
          <table:table-cell office:value-type="float" office:value="996496" table:style-name="ce5">
            <text:p>996.496</text:p>
          </table:table-cell>
          <table:table-cell office:value-type="float" office:value="575624" table:style-name="ce5">
            <text:p>575.624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030100" table:style-name="ce5">
            <text:p>4.030.100</text:p>
          </table:table-cell>
          <table:table-cell office:value-type="float" office:value="588700" table:style-name="ce5">
            <text:p>588.700</text:p>
          </table:table-cell>
          <table:table-cell office:value-type="float" office:value="1188700" table:style-name="ce5">
            <text:p>1.188.700</text:p>
          </table:table-cell>
          <table:table-cell office:value-type="float" office:value="232050" table:style-name="ce5">
            <text:p>232.050</text:p>
          </table:table-cell>
          <table:table-cell office:value-type="float" office:value="6039550" table:style-name="ce6">
            <text:p>6.039.550</text:p>
          </table:table-cell>
          <table:table-cell office:value-type="float" office:value="5502308" table:style-name="ce6">
            <text:p>5.502.308</text:p>
          </table:table-cell>
          <table:table-cell office:value-type="percentage" office:value="0.91104602164068516" table:style-name="ce7">
            <text:p>91,1%</text:p>
          </table:table-cell>
          <table:table-cell office:value-type="float" office:value="3532658" table:style-name="ce5">
            <text:p>3.532.658</text:p>
          </table:table-cell>
          <table:table-cell office:value-type="float" office:value="2063993" table:style-name="ce5">
            <text:p>2.063.993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549620" table:style-name="ce5">
            <text:p>2.549.620</text:p>
          </table:table-cell>
          <table:table-cell office:value-type="float" office:value="371100" table:style-name="ce5">
            <text:p>371.100</text:p>
          </table:table-cell>
          <table:table-cell office:value-type="float" office:value="772600" table:style-name="ce5">
            <text:p>772.600</text:p>
          </table:table-cell>
          <table:table-cell office:value-type="float" office:value="150900" table:style-name="ce5">
            <text:p>150.900</text:p>
          </table:table-cell>
          <table:table-cell office:value-type="float" office:value="3844220" table:style-name="ce6">
            <text:p>3.844.220</text:p>
          </table:table-cell>
          <table:table-cell office:value-type="float" office:value="3507158" table:style-name="ce6">
            <text:p>3.507.158</text:p>
          </table:table-cell>
          <table:table-cell office:value-type="percentage" office:value="0.91231979439262056" table:style-name="ce7">
            <text:p>91,2%</text:p>
          </table:table-cell>
          <table:table-cell office:value-type="float" office:value="2268072" table:style-name="ce5">
            <text:p>2.268.072</text:p>
          </table:table-cell>
          <table:table-cell office:value-type="float" office:value="1364147" table:style-name="ce5">
            <text:p>1.364.147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935" table:style-name="ce5">
            <text:p>621.935</text:p>
          </table:table-cell>
          <table:table-cell office:value-type="float" office:value="87400" table:style-name="ce5">
            <text:p>87.400</text:p>
          </table:table-cell>
          <table:table-cell office:value-type="float" office:value="162500" table:style-name="ce5">
            <text:p>162.500</text:p>
          </table:table-cell>
          <table:table-cell office:value-type="float" office:value="31700" table:style-name="ce5">
            <text:p>31.700</text:p>
          </table:table-cell>
          <table:table-cell office:value-type="float" office:value="903535" table:style-name="ce6">
            <text:p>903.535</text:p>
          </table:table-cell>
          <table:table-cell office:value-type="float" office:value="864044" table:style-name="ce6">
            <text:p>864.044</text:p>
          </table:table-cell>
          <table:table-cell office:value-type="percentage" office:value="0.95629278334541545" table:style-name="ce7">
            <text:p>95,6%</text:p>
          </table:table-cell>
          <table:table-cell office:value-type="float" office:value="550967" table:style-name="ce5">
            <text:p>550.967</text:p>
          </table:table-cell>
          <table:table-cell office:value-type="float" office:value="349167" table:style-name="ce5">
            <text:p>349.167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689595" table:style-name="ce5">
            <text:p>1.689.595</text:p>
          </table:table-cell>
          <table:table-cell office:value-type="float" office:value="235400" table:style-name="ce5">
            <text:p>235.400</text:p>
          </table:table-cell>
          <table:table-cell office:value-type="float" office:value="412900" table:style-name="ce5">
            <text:p>412.900</text:p>
          </table:table-cell>
          <table:table-cell office:value-type="float" office:value="80800" table:style-name="ce5">
            <text:p>80.800</text:p>
          </table:table-cell>
          <table:table-cell office:value-type="float" office:value="2418695" table:style-name="ce6">
            <text:p>2.418.695</text:p>
          </table:table-cell>
          <table:table-cell office:value-type="float" office:value="2324305" table:style-name="ce6">
            <text:p>2.324.305</text:p>
          </table:table-cell>
          <table:table-cell office:value-type="percentage" office:value="0.96097482320011407" table:style-name="ce7">
            <text:p>96,1%</text:p>
          </table:table-cell>
          <table:table-cell office:value-type="float" office:value="1439100" table:style-name="ce5">
            <text:p>1.439.100</text:p>
          </table:table-cell>
          <table:table-cell office:value-type="float" office:value="980740" table:style-name="ce5">
            <text:p>980.740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2585" table:style-name="ce5">
            <text:p>182.585</text:p>
          </table:table-cell>
          <table:table-cell office:value-type="float" office:value="25800" table:style-name="ce5">
            <text:p>25.800</text:p>
          </table:table-cell>
          <table:table-cell office:value-type="float" office:value="48700" table:style-name="ce5">
            <text:p>48.700</text:p>
          </table:table-cell>
          <table:table-cell office:value-type="float" office:value="9500" table:style-name="ce5">
            <text:p>9.500</text:p>
          </table:table-cell>
          <table:table-cell office:value-type="float" office:value="266585" table:style-name="ce6">
            <text:p>266.585</text:p>
          </table:table-cell>
          <table:table-cell office:value-type="float" office:value="241781" table:style-name="ce6">
            <text:p>241.781</text:p>
          </table:table-cell>
          <table:table-cell office:value-type="percentage" office:value="0.9069565054297879" table:style-name="ce7">
            <text:p>90,7%</text:p>
          </table:table-cell>
          <table:table-cell office:value-type="float" office:value="155370" table:style-name="ce5">
            <text:p>155.370</text:p>
          </table:table-cell>
          <table:table-cell office:value-type="float" office:value="98232" table:style-name="ce5">
            <text:p>98.232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381225" table:style-name="ce5">
            <text:p>3.381.225</text:p>
          </table:table-cell>
          <table:table-cell office:value-type="float" office:value="496200" table:style-name="ce5">
            <text:p>496.200</text:p>
          </table:table-cell>
          <table:table-cell office:value-type="float" office:value="1036100" table:style-name="ce5">
            <text:p>1.036.100</text:p>
          </table:table-cell>
          <table:table-cell office:value-type="float" office:value="202200" table:style-name="ce5">
            <text:p>202.200</text:p>
          </table:table-cell>
          <table:table-cell office:value-type="float" office:value="5115725" table:style-name="ce6">
            <text:p>5.115.725</text:p>
          </table:table-cell>
          <table:table-cell office:value-type="float" office:value="4521357" table:style-name="ce6">
            <text:p>4.521.357</text:p>
          </table:table-cell>
          <table:table-cell office:value-type="percentage" office:value="0.88381549047300234" table:style-name="ce7">
            <text:p>88,4%</text:p>
          </table:table-cell>
          <table:table-cell office:value-type="float" office:value="2872520" table:style-name="ce5">
            <text:p>2.872.520</text:p>
          </table:table-cell>
          <table:table-cell office:value-type="float" office:value="1878705" table:style-name="ce5">
            <text:p>1.878.705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33145" table:style-name="ce5">
            <text:p>733.145</text:p>
          </table:table-cell>
          <table:table-cell office:value-type="float" office:value="106700" table:style-name="ce5">
            <text:p>106.700</text:p>
          </table:table-cell>
          <table:table-cell office:value-type="float" office:value="230800" table:style-name="ce5">
            <text:p>230.800</text:p>
          </table:table-cell>
          <table:table-cell office:value-type="float" office:value="45100" table:style-name="ce5">
            <text:p>45.100</text:p>
          </table:table-cell>
          <table:table-cell office:value-type="float" office:value="1115745" table:style-name="ce6">
            <text:p>1.115.745</text:p>
          </table:table-cell>
          <table:table-cell office:value-type="float" office:value="1018736" table:style-name="ce6">
            <text:p>1.018.736</text:p>
          </table:table-cell>
          <table:table-cell office:value-type="percentage" office:value="0.91305450618196815" table:style-name="ce7">
            <text:p>91,3%</text:p>
          </table:table-cell>
          <table:table-cell office:value-type="float" office:value="668157" table:style-name="ce5">
            <text:p>668.157</text:p>
          </table:table-cell>
          <table:table-cell office:value-type="float" office:value="388174" table:style-name="ce5">
            <text:p>388.174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56415" table:style-name="ce5">
            <text:p>356.415</text:p>
          </table:table-cell>
          <table:table-cell office:value-type="float" office:value="51700" table:style-name="ce5">
            <text:p>51.700</text:p>
          </table:table-cell>
          <table:table-cell office:value-type="float" office:value="101000" table:style-name="ce5">
            <text:p>101.000</text:p>
          </table:table-cell>
          <table:table-cell office:value-type="float" office:value="19750" table:style-name="ce5">
            <text:p>19.750</text:p>
          </table:table-cell>
          <table:table-cell office:value-type="float" office:value="528865" table:style-name="ce6">
            <text:p>528.865</text:p>
          </table:table-cell>
          <table:table-cell office:value-type="float" office:value="510430" table:style-name="ce6">
            <text:p>510.430</text:p>
          </table:table-cell>
          <table:table-cell office:value-type="percentage" office:value="0.96514233310958375" table:style-name="ce7">
            <text:p>96,5%</text:p>
          </table:table-cell>
          <table:table-cell office:value-type="float" office:value="330839" table:style-name="ce5">
            <text:p>330.839</text:p>
          </table:table-cell>
          <table:table-cell office:value-type="float" office:value="207621" table:style-name="ce5">
            <text:p>207.621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261080" table:style-name="ce5">
            <text:p>1.261.080</text:p>
          </table:table-cell>
          <table:table-cell office:value-type="float" office:value="179400" table:style-name="ce5">
            <text:p>179.400</text:p>
          </table:table-cell>
          <table:table-cell office:value-type="float" office:value="338200" table:style-name="ce5">
            <text:p>338.200</text:p>
          </table:table-cell>
          <table:table-cell office:value-type="float" office:value="66250" table:style-name="ce5">
            <text:p>66.250</text:p>
          </table:table-cell>
          <table:table-cell office:value-type="float" office:value="1844930" table:style-name="ce6">
            <text:p>1.844.930</text:p>
          </table:table-cell>
          <table:table-cell office:value-type="float" office:value="1753727" table:style-name="ce6">
            <text:p>1.753.727</text:p>
          </table:table-cell>
          <table:table-cell office:value-type="percentage" office:value="0.9505656041150613" table:style-name="ce7">
            <text:p>95,1%</text:p>
          </table:table-cell>
          <table:table-cell office:value-type="float" office:value="1105720" table:style-name="ce5">
            <text:p>1.105.720</text:p>
          </table:table-cell>
          <table:table-cell office:value-type="float" office:value="736515" table:style-name="ce5">
            <text:p>736.515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250" table:style-name="ce5">
            <text:p>38.250</text:p>
          </table:table-cell>
          <table:table-cell office:value-type="float" office:value="5000" table:style-name="ce5">
            <text:p>5.000</text:p>
          </table:table-cell>
          <table:table-cell office:value-type="float" office:value="13500" table:style-name="ce5">
            <text:p>13.500</text:p>
          </table:table-cell>
          <table:table-cell office:value-type="float" office:value="2550" table:style-name="ce5">
            <text:p>2.550</text:p>
          </table:table-cell>
          <table:table-cell office:value-type="float" office:value="59300" table:style-name="ce6">
            <text:p>59.300</text:p>
          </table:table-cell>
          <table:table-cell office:value-type="float" office:value="56333" table:style-name="ce6">
            <text:p>56.333</text:p>
          </table:table-cell>
          <table:table-cell office:value-type="percentage" office:value="0.94996627318718385" table:style-name="ce7">
            <text:p>95,0%</text:p>
          </table:table-cell>
          <table:table-cell office:value-type="float" office:value="35965" table:style-name="ce5">
            <text:p>35.965</text:p>
          </table:table-cell>
          <table:table-cell office:value-type="float" office:value="23772" table:style-name="ce5">
            <text:p>23.772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8250" table:style-name="ce5">
            <text:p>38.250</text:p>
          </table:table-cell>
          <table:table-cell office:value-type="float" office:value="4900" table:style-name="ce5">
            <text:p>4.900</text:p>
          </table:table-cell>
          <table:table-cell office:value-type="float" office:value="13500" table:style-name="ce5">
            <text:p>13.500</text:p>
          </table:table-cell>
          <table:table-cell office:value-type="float" office:value="2550" table:style-name="ce5">
            <text:p>2.550</text:p>
          </table:table-cell>
          <table:table-cell office:value-type="float" office:value="59200" table:style-name="ce6">
            <text:p>59.200</text:p>
          </table:table-cell>
          <table:table-cell office:value-type="float" office:value="52051" table:style-name="ce6">
            <text:p>52.051</text:p>
          </table:table-cell>
          <table:table-cell office:value-type="percentage" office:value="0.87923986486486483" table:style-name="ce7">
            <text:p>87,9%</text:p>
          </table:table-cell>
          <table:table-cell office:value-type="float" office:value="33072" table:style-name="ce5">
            <text:p>33.072</text:p>
          </table:table-cell>
          <table:table-cell office:value-type="float" office:value="22993" table:style-name="ce5">
            <text:p>22.993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37248" table:style-name="ce5">
            <text:p>37.248</text:p>
          </table:table-cell>
          <table:table-cell office:value-type="float" office:value="16300" table:style-name="ce5">
            <text:p>16.300</text:p>
          </table:table-cell>
          <table:table-cell office:value-type="float" office:value="96100" table:style-name="ce5">
            <text:p>96.100</text:p>
          </table:table-cell>
          <table:table-cell office:value-type="float" office:value="1000" table:style-name="ce5">
            <text:p>1.000</text:p>
          </table:table-cell>
          <table:table-cell office:value-type="float" office:value="150648" table:style-name="ce6">
            <text:p>150.648</text:p>
          </table:table-cell>
          <table:table-cell office:value-type="float" office:value="107173" table:style-name="ce6">
            <text:p>107.173</text:p>
          </table:table-cell>
          <table:table-cell office:value-type="percentage" office:value="0.71141336094737406" table:style-name="ce7">
            <text:p>71,1%</text:p>
          </table:table-cell>
          <table:table-cell office:value-type="float" office:value="75967" table:style-name="ce5">
            <text:p>75.967</text:p>
          </table:table-cell>
          <table:table-cell office:value-type="float" office:value="31755" table:style-name="ce5">
            <text:p>31.755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5">
            <text:p>1.9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6">
            <text:p>1.900</text:p>
          </table:table-cell>
          <table:table-cell office:value-type="float" office:value="529" table:style-name="ce6">
            <text:p>529</text:p>
          </table:table-cell>
          <table:table-cell office:value-type="percentage" office:value="0.27842105263157896" table:style-name="ce7">
            <text:p>27,8%</text:p>
          </table:table-cell>
          <table:table-cell office:value-type="float" office:value="529" table:style-name="ce5">
            <text:p>529</text:p>
          </table:table-cell>
          <table:table-cell office:value-type="float" office:value="0" table:style-name="ce5">
            <text:p>0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5191663" table:style-name="ce11">
            <text:p>25.191.663</text:p>
          </table:table-cell>
          <table:table-cell office:value-type="float" office:value="3647200" table:style-name="ce12">
            <text:p>3.647.200</text:p>
          </table:table-cell>
          <table:table-cell office:value-type="float" office:value="7344700" table:style-name="ce13">
            <text:p>7.344.700</text:p>
          </table:table-cell>
          <table:table-cell office:value-type="float" office:value="1416625" table:style-name="ce14">
            <text:p>1.416.625</text:p>
          </table:table-cell>
          <table:table-cell office:value-type="float" office:value="37600188" table:style-name="ce15">
            <text:p>37.600.188</text:p>
          </table:table-cell>
          <table:table-cell office:value-type="float" office:value="34845346" table:style-name="ce15">
            <text:p>34.845.346</text:p>
          </table:table-cell>
          <table:table-cell office:value-type="percentage" office:value="0.92673329186545561" table:style-name="ce16">
            <text:p>92,7%</text:p>
          </table:table-cell>
          <table:table-cell office:value-type="float" office:value="22365104" table:style-name="ce15">
            <text:p>22.365.104</text:p>
          </table:table-cell>
          <table:table-cell office:value-type="float" office:value="13641091" table:style-name="ce15">
            <text:p>13.641.091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0" table:style-name="ro2">
          <table:table-cell table:number-columns-repeated="16384"/>
        </table:table-row>
      </table:table>
      <table:table table:name="Mayores_de_50_años" table:style-name="ta1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Población a vacunar mayor de 5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3245065" table:style-name="ce23">
            <text:p>3.245.065</text:p>
          </table:table-cell>
          <table:table-cell office:value-type="float" office:value="3035259" table:style-name="ce23">
            <text:p>3.035.259</text:p>
          </table:table-cell>
          <table:table-cell office:value-type="percentage" office:value="0.93534613328238414" table:style-name="ce24">
            <text:p>93,5%</text:p>
          </table:table-cell>
          <table:table-cell office:value-type="float" office:value="1921392" table:style-name="ce23">
            <text:p>1.921.392</text:p>
          </table:table-cell>
          <table:table-cell office:value-type="percentage" office:value="0.59209661439755445" table:style-name="ce24">
            <text:p>59,2%</text:p>
          </table:table-cell>
          <table:table-cell office:value-type="date" office:date-value="2021-06-16T00:00:00" table:style-name="ce25">
            <text:p>1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572395" table:style-name="ce5">
            <text:p>572.395</text:p>
          </table:table-cell>
          <table:table-cell office:value-type="float" office:value="534149" table:style-name="ce5">
            <text:p>534.149</text:p>
          </table:table-cell>
          <table:table-cell office:value-type="percentage" office:value="0.9331825050882695" table:style-name="ce26">
            <text:p>93,3%</text:p>
          </table:table-cell>
          <table:table-cell office:value-type="float" office:value="349325" table:style-name="ce5">
            <text:p>349.325</text:p>
          </table:table-cell>
          <table:table-cell office:value-type="percentage" office:value="0.61028660278304314" table:style-name="ce26">
            <text:p>61,0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509372" table:style-name="ce5">
            <text:p>509.372</text:p>
          </table:table-cell>
          <table:table-cell office:value-type="float" office:value="481958" table:style-name="ce5">
            <text:p>481.958</text:p>
          </table:table-cell>
          <table:table-cell office:value-type="percentage" office:value="0.94618078732242838" table:style-name="ce26">
            <text:p>94,6%</text:p>
          </table:table-cell>
          <table:table-cell office:value-type="float" office:value="318763" table:style-name="ce5">
            <text:p>318.763</text:p>
          </table:table-cell>
          <table:table-cell office:value-type="percentage" office:value="0.62579607830819128" table:style-name="ce26">
            <text:p>62,6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413086" table:style-name="ce5">
            <text:p>413.086</text:p>
          </table:table-cell>
          <table:table-cell office:value-type="float" office:value="354051" table:style-name="ce5">
            <text:p>354.051</text:p>
          </table:table-cell>
          <table:table-cell office:value-type="percentage" office:value="0.85708787032240263" table:style-name="ce26">
            <text:p>85,7%</text:p>
          </table:table-cell>
          <table:table-cell office:value-type="float" office:value="226508" table:style-name="ce5">
            <text:p>226.508</text:p>
          </table:table-cell>
          <table:table-cell office:value-type="percentage" office:value="0.54833134020518726" table:style-name="ce26">
            <text:p>54,8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830371" table:style-name="ce5">
            <text:p>830.371</text:p>
          </table:table-cell>
          <table:table-cell office:value-type="float" office:value="712126" table:style-name="ce5">
            <text:p>712.126</text:p>
          </table:table-cell>
          <table:table-cell office:value-type="percentage" office:value="0.85759979575394618" table:style-name="ce26">
            <text:p>85,8%</text:p>
          </table:table-cell>
          <table:table-cell office:value-type="float" office:value="450098" table:style-name="ce5">
            <text:p>450.098</text:p>
          </table:table-cell>
          <table:table-cell office:value-type="percentage" office:value="0.54204445964514658" table:style-name="ce26">
            <text:p>54,2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261417" table:style-name="ce5">
            <text:p>261.417</text:p>
          </table:table-cell>
          <table:table-cell office:value-type="float" office:value="245301" table:style-name="ce5">
            <text:p>245.301</text:p>
          </table:table-cell>
          <table:table-cell office:value-type="percentage" office:value="0.9383513696507878" table:style-name="ce26">
            <text:p>93,8%</text:p>
          </table:table-cell>
          <table:table-cell office:value-type="float" office:value="154026" table:style-name="ce5">
            <text:p>154.026</text:p>
          </table:table-cell>
          <table:table-cell office:value-type="percentage" office:value="0.58919657099576539" table:style-name="ce26">
            <text:p>58,9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1168817" table:style-name="ce5">
            <text:p>1.168.817</text:p>
          </table:table-cell>
          <table:table-cell office:value-type="float" office:value="1111356" table:style-name="ce5">
            <text:p>1.111.356</text:p>
          </table:table-cell>
          <table:table-cell office:value-type="percentage" office:value="0.95083832627348852" table:style-name="ce26">
            <text:p>95,1%</text:p>
          </table:table-cell>
          <table:table-cell office:value-type="float" office:value="723145" table:style-name="ce5">
            <text:p>723.145</text:p>
          </table:table-cell>
          <table:table-cell office:value-type="percentage" office:value="0.6186982222195605" table:style-name="ce26">
            <text:p>61,9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820217" table:style-name="ce5">
            <text:p>820.217</text:p>
          </table:table-cell>
          <table:table-cell office:value-type="float" office:value="771272" table:style-name="ce5">
            <text:p>771.272</text:p>
          </table:table-cell>
          <table:table-cell office:value-type="percentage" office:value="0.94032676718478159" table:style-name="ce26">
            <text:p>94,0%</text:p>
          </table:table-cell>
          <table:table-cell office:value-type="float" office:value="498661" table:style-name="ce5">
            <text:p>498.661</text:p>
          </table:table-cell>
          <table:table-cell office:value-type="percentage" office:value="0.6079622831518976" table:style-name="ce26">
            <text:p>60,8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3011852" table:style-name="ce5">
            <text:p>3.011.852</text:p>
          </table:table-cell>
          <table:table-cell office:value-type="float" office:value="2689810" table:style-name="ce5">
            <text:p>2.689.810</text:p>
          </table:table-cell>
          <table:table-cell office:value-type="percentage" office:value="0.89307509133914942" table:style-name="ce26">
            <text:p>89,3%</text:p>
          </table:table-cell>
          <table:table-cell office:value-type="float" office:value="1696654" table:style-name="ce5">
            <text:p>1.696.654</text:p>
          </table:table-cell>
          <table:table-cell office:value-type="percentage" office:value="0.56332582079066307" table:style-name="ce26">
            <text:p>56,3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047455" table:style-name="ce5">
            <text:p>2.047.455</text:p>
          </table:table-cell>
          <table:table-cell office:value-type="float" office:value="1871753" table:style-name="ce5">
            <text:p>1.871.753</text:p>
          </table:table-cell>
          <table:table-cell office:value-type="percentage" office:value="0.91418517134686716" table:style-name="ce26">
            <text:p>91,4%</text:p>
          </table:table-cell>
          <table:table-cell office:value-type="float" office:value="1211949" table:style-name="ce5">
            <text:p>1.211.949</text:p>
          </table:table-cell>
          <table:table-cell office:value-type="percentage" office:value="0.59192949295588915" table:style-name="ce26">
            <text:p>59,2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462394" table:style-name="ce5">
            <text:p>462.394</text:p>
          </table:table-cell>
          <table:table-cell office:value-type="float" office:value="452419" table:style-name="ce5">
            <text:p>452.419</text:p>
          </table:table-cell>
          <table:table-cell office:value-type="percentage" office:value="0.97842748824595471" table:style-name="ce26">
            <text:p>97,8%</text:p>
          </table:table-cell>
          <table:table-cell office:value-type="float" office:value="304278" table:style-name="ce5">
            <text:p>304.278</text:p>
          </table:table-cell>
          <table:table-cell office:value-type="percentage" office:value="0.65804919614008828" table:style-name="ce26">
            <text:p>65,8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1276880" table:style-name="ce5">
            <text:p>1.276.880</text:p>
          </table:table-cell>
          <table:table-cell office:value-type="float" office:value="1229344" table:style-name="ce5">
            <text:p>1.229.344</text:p>
          </table:table-cell>
          <table:table-cell office:value-type="percentage" office:value="0.96277175615562938" table:style-name="ce26">
            <text:p>96,3%</text:p>
          </table:table-cell>
          <table:table-cell office:value-type="float" office:value="889767" table:style-name="ce5">
            <text:p>889.767</text:p>
          </table:table-cell>
          <table:table-cell office:value-type="percentage" office:value="0.69682898941169102" table:style-name="ce26">
            <text:p>69,7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135714" table:style-name="ce5">
            <text:p>135.714</text:p>
          </table:table-cell>
          <table:table-cell office:value-type="float" office:value="129527" table:style-name="ce5">
            <text:p>129.527</text:p>
          </table:table-cell>
          <table:table-cell office:value-type="percentage" office:value="0.9544114829715431" table:style-name="ce26">
            <text:p>95,4%</text:p>
          </table:table-cell>
          <table:table-cell office:value-type="float" office:value="86601" table:style-name="ce5">
            <text:p>86.601</text:p>
          </table:table-cell>
          <table:table-cell office:value-type="percentage" office:value="0.63811397497678946" table:style-name="ce26">
            <text:p>63,8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2566309" table:style-name="ce5">
            <text:p>2.566.309</text:p>
          </table:table-cell>
          <table:table-cell office:value-type="float" office:value="2368735" table:style-name="ce5">
            <text:p>2.368.735</text:p>
          </table:table-cell>
          <table:table-cell office:value-type="percentage" office:value="0.92301238860947765" table:style-name="ce26">
            <text:p>92,3%</text:p>
          </table:table-cell>
          <table:table-cell office:value-type="float" office:value="1556943" table:style-name="ce5">
            <text:p>1.556.943</text:p>
          </table:table-cell>
          <table:table-cell office:value-type="percentage" office:value="0.60668571087893153" table:style-name="ce26">
            <text:p>60,7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532835" table:style-name="ce5">
            <text:p>532.835</text:p>
          </table:table-cell>
          <table:table-cell office:value-type="float" office:value="489162" table:style-name="ce5">
            <text:p>489.162</text:p>
          </table:table-cell>
          <table:table-cell office:value-type="percentage" office:value="0.91803654039242921" table:style-name="ce26">
            <text:p>91,8%</text:p>
          </table:table-cell>
          <table:table-cell office:value-type="float" office:value="303552" table:style-name="ce5">
            <text:p>303.552</text:p>
          </table:table-cell>
          <table:table-cell office:value-type="percentage" office:value="0.56969230624865108" table:style-name="ce26">
            <text:p>57,0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267496" table:style-name="ce5">
            <text:p>267.496</text:p>
          </table:table-cell>
          <table:table-cell office:value-type="float" office:value="256619" table:style-name="ce5">
            <text:p>256.619</text:p>
          </table:table-cell>
          <table:table-cell office:value-type="percentage" office:value="0.95933770972276222" table:style-name="ce26">
            <text:p>95,9%</text:p>
          </table:table-cell>
          <table:table-cell office:value-type="float" office:value="173124" table:style-name="ce5">
            <text:p>173.124</text:p>
          </table:table-cell>
          <table:table-cell office:value-type="percentage" office:value="0.64720220115440974" table:style-name="ce26">
            <text:p>64,7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991127" table:style-name="ce5">
            <text:p>991.127</text:p>
          </table:table-cell>
          <table:table-cell office:value-type="float" office:value="933407" table:style-name="ce5">
            <text:p>933.407</text:p>
          </table:table-cell>
          <table:table-cell office:value-type="percentage" office:value="0.94176326545437672" table:style-name="ce26">
            <text:p>94,2%</text:p>
          </table:table-cell>
          <table:table-cell office:value-type="float" office:value="635023" table:style-name="ce5">
            <text:p>635.023</text:p>
          </table:table-cell>
          <table:table-cell office:value-type="percentage" office:value="0.64070800210265688" table:style-name="ce26">
            <text:p>64,1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26336" table:style-name="ce5">
            <text:p>26.336</text:p>
          </table:table-cell>
          <table:table-cell office:value-type="float" office:value="22780" table:style-name="ce5">
            <text:p>22.780</text:p>
          </table:table-cell>
          <table:table-cell office:value-type="percentage" office:value="0.8649756986634265" table:style-name="ce26">
            <text:p>86,5%</text:p>
          </table:table-cell>
          <table:table-cell office:value-type="float" office:value="16657" table:style-name="ce5">
            <text:p>16.657</text:p>
          </table:table-cell>
          <table:table-cell office:value-type="percentage" office:value="0.63248025516403406" table:style-name="ce26">
            <text:p>63,2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25223" table:style-name="ce5">
            <text:p>25.223</text:p>
          </table:table-cell>
          <table:table-cell office:value-type="float" office:value="20246" table:style-name="ce5">
            <text:p>20.246</text:p>
          </table:table-cell>
          <table:table-cell office:value-type="percentage" office:value="0.80268009356539671" table:style-name="ce26">
            <text:p>80,3%</text:p>
          </table:table-cell>
          <table:table-cell office:value-type="float" office:value="15487" table:style-name="ce5">
            <text:p>15.487</text:p>
          </table:table-cell>
          <table:table-cell office:value-type="percentage" office:value="0.61400309241565243" table:style-name="ce26">
            <text:p>61,4%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12169" table:style-name="ce5">
            <text:p>12.169</text:p>
          </table:table-cell>
          <table:table-cell office:value-type="string" table:style-name="ce26">
            <text:p>-</text:p>
          </table:table-cell>
          <table:table-cell office:value-type="float" office:value="2796" table:style-name="ce5">
            <text:p>2.796</text:p>
          </table:table-cell>
          <table:table-cell office:value-type="string" table:style-name="ce26">
            <text:p>-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53" table:style-name="ce5">
            <text:p>53</text:p>
          </table:table-cell>
          <table:table-cell office:value-type="string" table:style-name="ce26">
            <text:p>-</text:p>
          </table:table-cell>
          <table:table-cell office:value-type="float" office:value="2797" table:style-name="ce5">
            <text:p>2.797</text:p>
          </table:table-cell>
          <table:table-cell office:value-type="string" table:style-name="ce26">
            <text:p>-</text:p>
          </table:table-cell>
          <table:table-cell office:value-type="date" office:date-value="2021-06-16T00:00:00" table:style-name="ce8">
            <text:p>16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9164361" table:style-name="ce15">
            <text:p>19.164.361</text:p>
          </table:table-cell>
          <table:table-cell office:value-type="float" office:value="17721496" table:style-name="ce15">
            <text:p>17.721.496</text:p>
          </table:table-cell>
          <table:table-cell office:value-type="percentage" office:value="0.92471103002077659" table:style-name="ce16">
            <text:p>92,5%</text:p>
          </table:table-cell>
          <table:table-cell office:value-type="float" office:value="11537574" table:style-name="ce15">
            <text:p>11.537.574</text:p>
          </table:table-cell>
          <table:table-cell office:value-type="percentage" office:value="0.60203280453754759" table:style-name="ce16">
            <text:p>60,2%</text:p>
          </table:table-cell>
          <table:table-cell table:style-name="ce27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4">
          <table:table-cell table:number-columns-repeated="16384"/>
        </table:table-row>
      </table:table>
      <table:table table:name="Etarios_con_al_menos_1_dosis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5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30765" table:style-name="ce35">
            <text:p>430.765</text:p>
          </table:table-cell>
          <table:table-cell office:value-type="percentage" office:value="1" table:style-name="ce36">
            <text:p>100,0%</text:p>
          </table:table-cell>
          <table:table-cell office:value-type="float" office:value="642638" table:style-name="ce35">
            <text:p>642.638</text:p>
          </table:table-cell>
          <table:table-cell office:value-type="percentage" office:value="0.9880946706622733" table:style-name="ce36">
            <text:p>98,8%</text:p>
          </table:table-cell>
          <table:table-cell office:value-type="float" office:value="860413" table:style-name="ce35">
            <text:p>860.413</text:p>
          </table:table-cell>
          <table:table-cell office:value-type="percentage" office:value="0.93916478469066644" table:style-name="ce36">
            <text:p>93,9%</text:p>
          </table:table-cell>
          <table:table-cell office:value-type="float" office:value="1101443" table:style-name="ce35">
            <text:p>1.101.443</text:p>
          </table:table-cell>
          <table:table-cell office:value-type="percentage" office:value="0.87069147468698149" table:style-name="ce36">
            <text:p>87,1%</text:p>
          </table:table-cell>
          <table:table-cell office:value-type="float" office:value="706862" table:style-name="ce35">
            <text:p>706.862</text:p>
          </table:table-cell>
          <table:table-cell office:value-type="percentage" office:value="0.51032766978024913" table:style-name="ce36">
            <text:p>51,0%</text:p>
          </table:table-cell>
          <table:table-cell office:value-type="float" office:value="210377" table:style-name="ce35">
            <text:p>210.377</text:p>
          </table:table-cell>
          <table:table-cell office:value-type="percentage" office:value="0.12952119325209463" table:style-name="ce36">
            <text:p>13,0%</text:p>
          </table:table-cell>
          <table:table-cell office:value-type="float" office:value="43910" table:style-name="ce35">
            <text:p>43.910</text:p>
          </table:table-cell>
          <table:table-cell office:value-type="percentage" office:value="7.0161030029751728E-2" table:style-name="ce36">
            <text:p>7,0%</text:p>
          </table:table-cell>
          <table:table-cell office:value-type="float" office:value="645" table:style-name="ce35">
            <text:p>645</text:p>
          </table:table-cell>
          <table:table-cell office:value-type="percentage" office:value="3.5454950225647396E-3" table:style-name="ce36">
            <text:p>0,4%</text:p>
          </table:table-cell>
          <table:table-cell office:value-type="float" office:value="3997053" table:style-name="ce35">
            <text:p>3.997.053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56597740679869046" table:style-name="ce36">
            <text:p>56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100608" table:style-name="ce38">
            <text:p>100.608</text:p>
          </table:table-cell>
          <table:table-cell office:value-type="percentage" office:value="1" table:style-name="ce39">
            <text:p>100,0%</text:p>
          </table:table-cell>
          <table:table-cell office:value-type="float" office:value="117768" table:style-name="ce38">
            <text:p>117.768</text:p>
          </table:table-cell>
          <table:table-cell office:value-type="percentage" office:value="0.99002143667773523" table:style-name="ce39">
            <text:p>99,0%</text:p>
          </table:table-cell>
          <table:table-cell office:value-type="float" office:value="147423" table:style-name="ce38">
            <text:p>147.423</text:p>
          </table:table-cell>
          <table:table-cell office:value-type="percentage" office:value="0.9428012304386475" table:style-name="ce39">
            <text:p>94,3%</text:p>
          </table:table-cell>
          <table:table-cell office:value-type="float" office:value="168350" table:style-name="ce38">
            <text:p>168.350</text:p>
          </table:table-cell>
          <table:table-cell office:value-type="percentage" office:value="0.84911179929993041" table:style-name="ce39">
            <text:p>84,9%</text:p>
          </table:table-cell>
          <table:table-cell office:value-type="float" office:value="98501" table:style-name="ce38">
            <text:p>98.501</text:p>
          </table:table-cell>
          <table:table-cell office:value-type="percentage" office:value="0.45826567973834925" table:style-name="ce39">
            <text:p>45,8%</text:p>
          </table:table-cell>
          <table:table-cell office:value-type="float" office:value="34605" table:style-name="ce38">
            <text:p>34.605</text:p>
          </table:table-cell>
          <table:table-cell office:value-type="percentage" office:value="0.14971445876957687" table:style-name="ce39">
            <text:p>15,0%</text:p>
          </table:table-cell>
          <table:table-cell office:value-type="float" office:value="7825" table:style-name="ce38">
            <text:p>7.825</text:p>
          </table:table-cell>
          <table:table-cell office:value-type="percentage" office:value="8.7743888764296923E-2" table:style-name="ce39">
            <text:p>8,8%</text:p>
          </table:table-cell>
          <table:table-cell office:value-type="float" office:value="82" table:style-name="ce38">
            <text:p>82</text:p>
          </table:table-cell>
          <table:table-cell office:value-type="percentage" office:value="3.2661515175655222E-3" table:style-name="ce39">
            <text:p>0,3%</text:p>
          </table:table-cell>
          <table:table-cell office:value-type="float" office:value="675162" table:style-name="ce38">
            <text:p>675.162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59603059419261206" table:style-name="ce39">
            <text:p>59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8313" table:style-name="ce38">
            <text:p>88.313</text:p>
          </table:table-cell>
          <table:table-cell office:value-type="percentage" office:value="1" table:style-name="ce39">
            <text:p>100,0%</text:p>
          </table:table-cell>
          <table:table-cell office:value-type="float" office:value="113137" table:style-name="ce38">
            <text:p>113.137</text:p>
          </table:table-cell>
          <table:table-cell office:value-type="percentage" office:value="1" table:style-name="ce39">
            <text:p>100,0%</text:p>
          </table:table-cell>
          <table:table-cell office:value-type="float" office:value="140769" table:style-name="ce38">
            <text:p>140.769</text:p>
          </table:table-cell>
          <table:table-cell office:value-type="percentage" office:value="0.94064229011306233" table:style-name="ce39">
            <text:p>94,1%</text:p>
          </table:table-cell>
          <table:table-cell office:value-type="float" office:value="139739" table:style-name="ce38">
            <text:p>139.739</text:p>
          </table:table-cell>
          <table:table-cell office:value-type="percentage" office:value="0.8591656675581788" table:style-name="ce39">
            <text:p>85,9%</text:p>
          </table:table-cell>
          <table:table-cell office:value-type="float" office:value="94087" table:style-name="ce38">
            <text:p>94.087</text:p>
          </table:table-cell>
          <table:table-cell office:value-type="percentage" office:value="0.56341882593881176" table:style-name="ce39">
            <text:p>56,3%</text:p>
          </table:table-cell>
          <table:table-cell office:value-type="float" office:value="21378" table:style-name="ce38">
            <text:p>21.378</text:p>
          </table:table-cell>
          <table:table-cell office:value-type="percentage" office:value="0.1378318783768101" table:style-name="ce39">
            <text:p>13,8%</text:p>
          </table:table-cell>
          <table:table-cell office:value-type="float" office:value="4869" table:style-name="ce38">
            <text:p>4.869</text:p>
          </table:table-cell>
          <table:table-cell office:value-type="percentage" office:value="8.9868768341977517E-2" table:style-name="ce39">
            <text:p>9,0%</text:p>
          </table:table-cell>
          <table:table-cell office:value-type="float" office:value="63" table:style-name="ce38">
            <text:p>63</text:p>
          </table:table-cell>
          <table:table-cell office:value-type="percentage" office:value="4.0480627128445671E-3" table:style-name="ce39">
            <text:p>0,4%</text:p>
          </table:table-cell>
          <table:table-cell office:value-type="float" office:value="602355" table:style-name="ce38">
            <text:p>602.355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6683854688535068" table:style-name="ce39">
            <text:p>66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50620" table:style-name="ce38">
            <text:p>50.620</text:p>
          </table:table-cell>
          <table:table-cell office:value-type="percentage" office:value="1" table:style-name="ce39">
            <text:p>100,0%</text:p>
          </table:table-cell>
          <table:table-cell office:value-type="float" office:value="77042" table:style-name="ce38">
            <text:p>77.042</text:p>
          </table:table-cell>
          <table:table-cell office:value-type="percentage" office:value="0.95685329623925675" table:style-name="ce39">
            <text:p>95,7%</text:p>
          </table:table-cell>
          <table:table-cell office:value-type="float" office:value="98584" table:style-name="ce38">
            <text:p>98.584</text:p>
          </table:table-cell>
          <table:table-cell office:value-type="percentage" office:value="0.84093797715621299" table:style-name="ce39">
            <text:p>84,1%</text:p>
          </table:table-cell>
          <table:table-cell office:value-type="float" office:value="127805" table:style-name="ce38">
            <text:p>127.805</text:p>
          </table:table-cell>
          <table:table-cell office:value-type="percentage" office:value="0.77085230733969856" table:style-name="ce39">
            <text:p>77,1%</text:p>
          </table:table-cell>
          <table:table-cell office:value-type="float" office:value="106745" table:style-name="ce38">
            <text:p>106.745</text:p>
          </table:table-cell>
          <table:table-cell office:value-type="percentage" office:value="0.51774731777350946" table:style-name="ce39">
            <text:p>51,8%</text:p>
          </table:table-cell>
          <table:table-cell office:value-type="float" office:value="30810" table:style-name="ce38">
            <text:p>30.810</text:p>
          </table:table-cell>
          <table:table-cell office:value-type="percentage" office:value="0.11947324745426202" table:style-name="ce39">
            <text:p>11,9%</text:p>
          </table:table-cell>
          <table:table-cell office:value-type="float" office:value="4639" table:style-name="ce38">
            <text:p>4.639</text:p>
          </table:table-cell>
          <table:table-cell office:value-type="percentage" office:value="5.4043034052120832E-2" table:style-name="ce39">
            <text:p>5,4%</text:p>
          </table:table-cell>
          <table:table-cell office:value-type="float" office:value="49" table:style-name="ce38">
            <text:p>49</text:p>
          </table:table-cell>
          <table:table-cell office:value-type="percentage" office:value="2.1030042918454934E-3" table:style-name="ce39">
            <text:p>0,2%</text:p>
          </table:table-cell>
          <table:table-cell office:value-type="float" office:value="496294" table:style-name="ce38">
            <text:p>496.294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50319838504114967" table:style-name="ce39">
            <text:p>50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91180" table:style-name="ce38">
            <text:p>91.180</text:p>
          </table:table-cell>
          <table:table-cell office:value-type="percentage" office:value="1" table:style-name="ce39">
            <text:p>100,0%</text:p>
          </table:table-cell>
          <table:table-cell office:value-type="float" office:value="147022" table:style-name="ce38">
            <text:p>147.022</text:p>
          </table:table-cell>
          <table:table-cell office:value-type="percentage" office:value="0.95140780814205561" table:style-name="ce39">
            <text:p>95,1%</text:p>
          </table:table-cell>
          <table:table-cell office:value-type="float" office:value="206337" table:style-name="ce38">
            <text:p>206.337</text:p>
          </table:table-cell>
          <table:table-cell office:value-type="percentage" office:value="0.87768618243070795" table:style-name="ce39">
            <text:p>87,8%</text:p>
          </table:table-cell>
          <table:table-cell office:value-type="float" office:value="267587" table:style-name="ce38">
            <text:p>267.587</text:p>
          </table:table-cell>
          <table:table-cell office:value-type="percentage" office:value="0.76341751494955945" table:style-name="ce39">
            <text:p>76,3%</text:p>
          </table:table-cell>
          <table:table-cell office:value-type="float" office:value="169683" table:style-name="ce38">
            <text:p>169.683</text:p>
          </table:table-cell>
          <table:table-cell office:value-type="percentage" office:value="0.43741299842237141" table:style-name="ce39">
            <text:p>43,7%</text:p>
          </table:table-cell>
          <table:table-cell office:value-type="float" office:value="64423" table:style-name="ce38">
            <text:p>64.423</text:p>
          </table:table-cell>
          <table:table-cell office:value-type="percentage" office:value="0.14493787219873697" table:style-name="ce39">
            <text:p>14,5%</text:p>
          </table:table-cell>
          <table:table-cell office:value-type="float" office:value="8938" table:style-name="ce38">
            <text:p>8.938</text:p>
          </table:table-cell>
          <table:table-cell office:value-type="percentage" office:value="5.4533584707655326E-2" table:style-name="ce39">
            <text:p>5,5%</text:p>
          </table:table-cell>
          <table:table-cell office:value-type="float" office:value="157" table:style-name="ce38">
            <text:p>157</text:p>
          </table:table-cell>
          <table:table-cell office:value-type="percentage" office:value="3.539862914862915E-3" table:style-name="ce39">
            <text:p>0,4%</text:p>
          </table:table-cell>
          <table:table-cell office:value-type="float" office:value="955327" table:style-name="ce38">
            <text:p>955.327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51058800138746885" table:style-name="ce39">
            <text:p>51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2121" table:style-name="ce38">
            <text:p>42.121</text:p>
          </table:table-cell>
          <table:table-cell office:value-type="percentage" office:value="1" table:style-name="ce39">
            <text:p>100,0%</text:p>
          </table:table-cell>
          <table:table-cell office:value-type="float" office:value="55521" table:style-name="ce38">
            <text:p>55.521</text:p>
          </table:table-cell>
          <table:table-cell office:value-type="percentage" office:value="1" table:style-name="ce39">
            <text:p>100,0%</text:p>
          </table:table-cell>
          <table:table-cell office:value-type="float" office:value="73106" table:style-name="ce38">
            <text:p>73.106</text:p>
          </table:table-cell>
          <table:table-cell office:value-type="percentage" office:value="0.9451936130325167" table:style-name="ce39">
            <text:p>94,5%</text:p>
          </table:table-cell>
          <table:table-cell office:value-type="float" office:value="74553" table:style-name="ce38">
            <text:p>74.553</text:p>
          </table:table-cell>
          <table:table-cell office:value-type="percentage" office:value="0.82869814592503666" table:style-name="ce39">
            <text:p>82,9%</text:p>
          </table:table-cell>
          <table:table-cell office:value-type="float" office:value="35971" table:style-name="ce38">
            <text:p>35.971</text:p>
          </table:table-cell>
          <table:table-cell office:value-type="percentage" office:value="0.36791825629800856" table:style-name="ce39">
            <text:p>36,8%</text:p>
          </table:table-cell>
          <table:table-cell office:value-type="float" office:value="12968" table:style-name="ce38">
            <text:p>12.968</text:p>
          </table:table-cell>
          <table:table-cell office:value-type="percentage" office:value="0.13442242308649141" table:style-name="ce39">
            <text:p>13,4%</text:p>
          </table:table-cell>
          <table:table-cell office:value-type="float" office:value="1916" table:style-name="ce38">
            <text:p>1.916</text:p>
          </table:table-cell>
          <table:table-cell office:value-type="percentage" office:value="5.4844711607270648E-2" table:style-name="ce39">
            <text:p>5,5%</text:p>
          </table:table-cell>
          <table:table-cell office:value-type="float" office:value="25" table:style-name="ce38">
            <text:p>25</text:p>
          </table:table-cell>
          <table:table-cell office:value-type="percentage" office:value="2.3167454360114911E-3" table:style-name="ce39">
            <text:p>0,2%</text:p>
          </table:table-cell>
          <table:table-cell office:value-type="float" office:value="296181" table:style-name="ce38">
            <text:p>296.181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59072686802929486" table:style-name="ce39">
            <text:p>59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8296" table:style-name="ce38">
            <text:p>228.296</text:p>
          </table:table-cell>
          <table:table-cell office:value-type="percentage" office:value="1" table:style-name="ce39">
            <text:p>100,0%</text:p>
          </table:table-cell>
          <table:table-cell office:value-type="float" office:value="248247" table:style-name="ce38">
            <text:p>248.247</text:p>
          </table:table-cell>
          <table:table-cell office:value-type="percentage" office:value="1" table:style-name="ce39">
            <text:p>100,0%</text:p>
          </table:table-cell>
          <table:table-cell office:value-type="float" office:value="306212" table:style-name="ce38">
            <text:p>306.212</text:p>
          </table:table-cell>
          <table:table-cell office:value-type="percentage" office:value="0.96119281173977866" table:style-name="ce39">
            <text:p>96,1%</text:p>
          </table:table-cell>
          <table:table-cell office:value-type="float" office:value="328601" table:style-name="ce38">
            <text:p>328.601</text:p>
          </table:table-cell>
          <table:table-cell office:value-type="percentage" office:value="0.86207385059355934" table:style-name="ce39">
            <text:p>86,2%</text:p>
          </table:table-cell>
          <table:table-cell office:value-type="float" office:value="105761" table:style-name="ce38">
            <text:p>105.761</text:p>
          </table:table-cell>
          <table:table-cell office:value-type="percentage" office:value="0.29110802218521625" table:style-name="ce39">
            <text:p>29,1%</text:p>
          </table:table-cell>
          <table:table-cell office:value-type="float" office:value="50157" table:style-name="ce38">
            <text:p>50.157</text:p>
          </table:table-cell>
          <table:table-cell office:value-type="percentage" office:value="0.13352234157249532" table:style-name="ce39">
            <text:p>13,4%</text:p>
          </table:table-cell>
          <table:table-cell office:value-type="float" office:value="9895" table:style-name="ce38">
            <text:p>9.895</text:p>
          </table:table-cell>
          <table:table-cell office:value-type="percentage" office:value="6.8514492251872977E-2" table:style-name="ce39">
            <text:p>6,9%</text:p>
          </table:table-cell>
          <table:table-cell office:value-type="float" office:value="131" table:style-name="ce38">
            <text:p>131</text:p>
          </table:table-cell>
          <table:table-cell office:value-type="percentage" office:value="3.2199390423753808E-3" table:style-name="ce39">
            <text:p>0,3%</text:p>
          </table:table-cell>
          <table:table-cell office:value-type="float" office:value="1277300" table:style-name="ce38">
            <text:p>1.277.300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61030936898703358" table:style-name="ce39">
            <text:p>61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7169" table:style-name="ce38">
            <text:p>137.169</text:p>
          </table:table-cell>
          <table:table-cell office:value-type="percentage" office:value="1" table:style-name="ce39">
            <text:p>100,0%</text:p>
          </table:table-cell>
          <table:table-cell office:value-type="float" office:value="156910" table:style-name="ce38">
            <text:p>156.910</text:p>
          </table:table-cell>
          <table:table-cell office:value-type="percentage" office:value="0.98622887348288191" table:style-name="ce39">
            <text:p>98,6%</text:p>
          </table:table-cell>
          <table:table-cell office:value-type="float" office:value="209570" table:style-name="ce38">
            <text:p>209.570</text:p>
          </table:table-cell>
          <table:table-cell office:value-type="percentage" office:value="0.95937631612678764" table:style-name="ce39">
            <text:p>95,9%</text:p>
          </table:table-cell>
          <table:table-cell office:value-type="float" office:value="267623" table:style-name="ce38">
            <text:p>267.623</text:p>
          </table:table-cell>
          <table:table-cell office:value-type="percentage" office:value="0.87038097034584583" table:style-name="ce39">
            <text:p>87,0%</text:p>
          </table:table-cell>
          <table:table-cell office:value-type="float" office:value="173060" table:style-name="ce38">
            <text:p>173.060</text:p>
          </table:table-cell>
          <table:table-cell office:value-type="percentage" office:value="0.5234645574023381" table:style-name="ce39">
            <text:p>52,3%</text:p>
          </table:table-cell>
          <table:table-cell office:value-type="float" office:value="43629" table:style-name="ce38">
            <text:p>43.629</text:p>
          </table:table-cell>
          <table:table-cell office:value-type="percentage" office:value="0.11564703387584159" table:style-name="ce39">
            <text:p>11,6%</text:p>
          </table:table-cell>
          <table:table-cell office:value-type="float" office:value="8411" table:style-name="ce38">
            <text:p>8.411</text:p>
          </table:table-cell>
          <table:table-cell office:value-type="percentage" office:value="5.6254096496742866E-2" table:style-name="ce39">
            <text:p>5,6%</text:p>
          </table:table-cell>
          <table:table-cell office:value-type="float" office:value="124" table:style-name="ce38">
            <text:p>124</text:p>
          </table:table-cell>
          <table:table-cell office:value-type="percentage" office:value="2.9270135020300256E-3" table:style-name="ce39">
            <text:p>0,3%</text:p>
          </table:table-cell>
          <table:table-cell office:value-type="float" office:value="996496" table:style-name="ce38">
            <text:p>996.496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57937026588928608" table:style-name="ce39">
            <text:p>57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54728" table:style-name="ce38">
            <text:p>454.728</text:p>
          </table:table-cell>
          <table:table-cell office:value-type="percentage" office:value="1" table:style-name="ce39">
            <text:p>100,0%</text:p>
          </table:table-cell>
          <table:table-cell office:value-type="float" office:value="608745" table:style-name="ce38">
            <text:p>608.745</text:p>
          </table:table-cell>
          <table:table-cell office:value-type="percentage" office:value="0.95821291626527649" table:style-name="ce39">
            <text:p>95,8%</text:p>
          </table:table-cell>
          <table:table-cell office:value-type="float" office:value="733017" table:style-name="ce38">
            <text:p>733.017</text:p>
          </table:table-cell>
          <table:table-cell office:value-type="percentage" office:value="0.87515640222353819" table:style-name="ce39">
            <text:p>87,5%</text:p>
          </table:table-cell>
          <table:table-cell office:value-type="float" office:value="893320" table:style-name="ce38">
            <text:p>893.320</text:p>
          </table:table-cell>
          <table:table-cell office:value-type="percentage" office:value="0.81822345161113041" table:style-name="ce39">
            <text:p>81,8%</text:p>
          </table:table-cell>
          <table:table-cell office:value-type="float" office:value="592478" table:style-name="ce38">
            <text:p>592.478</text:p>
          </table:table-cell>
          <table:table-cell office:value-type="percentage" office:value="0.4499531044119825" table:style-name="ce39">
            <text:p>45,0%</text:p>
          </table:table-cell>
          <table:table-cell office:value-type="float" office:value="194291" table:style-name="ce38">
            <text:p>194.291</text:p>
          </table:table-cell>
          <table:table-cell office:value-type="percentage" office:value="0.13067105350766811" table:style-name="ce39">
            <text:p>13,1%</text:p>
          </table:table-cell>
          <table:table-cell office:value-type="float" office:value="54937" table:style-name="ce38">
            <text:p>54.937</text:p>
          </table:table-cell>
          <table:table-cell office:value-type="percentage" office:value="9.8751429043924671E-2" table:style-name="ce39">
            <text:p>9,9%</text:p>
          </table:table-cell>
          <table:table-cell office:value-type="float" office:value="1142" table:style-name="ce38">
            <text:p>1.142</text:p>
          </table:table-cell>
          <table:table-cell office:value-type="percentage" office:value="7.1435720362307961E-3" table:style-name="ce39">
            <text:p>0,7%</text:p>
          </table:table-cell>
          <table:table-cell office:value-type="float" office:value="3532658" table:style-name="ce38">
            <text:p>3.532.658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54085164899938121" table:style-name="ce39">
            <text:p>54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94422" table:style-name="ce38">
            <text:p>294.422</text:p>
          </table:table-cell>
          <table:table-cell office:value-type="percentage" office:value="1" table:style-name="ce39">
            <text:p>100,0%</text:p>
          </table:table-cell>
          <table:table-cell office:value-type="float" office:value="428230" table:style-name="ce38">
            <text:p>428.230</text:p>
          </table:table-cell>
          <table:table-cell office:value-type="percentage" office:value="0.97800220160689899" table:style-name="ce39">
            <text:p>97,8%</text:p>
          </table:table-cell>
          <table:table-cell office:value-type="float" office:value="532173" table:style-name="ce38">
            <text:p>532.173</text:p>
          </table:table-cell>
          <table:table-cell office:value-type="percentage" office:value="0.91638942844154236" table:style-name="ce39">
            <text:p>91,6%</text:p>
          </table:table-cell>
          <table:table-cell office:value-type="float" office:value="616928" table:style-name="ce38">
            <text:p>616.928</text:p>
          </table:table-cell>
          <table:table-cell office:value-type="percentage" office:value="0.82001876825984199" table:style-name="ce39">
            <text:p>82,0%</text:p>
          </table:table-cell>
          <table:table-cell office:value-type="float" office:value="262363" table:style-name="ce38">
            <text:p>262.363</text:p>
          </table:table-cell>
          <table:table-cell office:value-type="percentage" office:value="0.30808677435567433" table:style-name="ce39">
            <text:p>30,8%</text:p>
          </table:table-cell>
          <table:table-cell office:value-type="float" office:value="111101" table:style-name="ce38">
            <text:p>111.101</text:p>
          </table:table-cell>
          <table:table-cell office:value-type="percentage" office:value="0.12150432151219571" table:style-name="ce39">
            <text:p>12,2%</text:p>
          </table:table-cell>
          <table:table-cell office:value-type="float" office:value="22606" table:style-name="ce38">
            <text:p>22.606</text:p>
          </table:table-cell>
          <table:table-cell office:value-type="percentage" office:value="6.4069789192651508E-2" table:style-name="ce39">
            <text:p>6,4%</text:p>
          </table:table-cell>
          <table:table-cell office:value-type="float" office:value="249" table:style-name="ce38">
            <text:p>249</text:p>
          </table:table-cell>
          <table:table-cell office:value-type="percentage" office:value="2.4163262137429768E-3" table:style-name="ce39">
            <text:p>0,2%</text:p>
          </table:table-cell>
          <table:table-cell office:value-type="float" office:value="2268072" table:style-name="ce38">
            <text:p>2.268.072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5312508710434134" table:style-name="ce39">
            <text:p>53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7969" table:style-name="ce38">
            <text:p>77.969</text:p>
          </table:table-cell>
          <table:table-cell office:value-type="percentage" office:value="1" table:style-name="ce39">
            <text:p>100,0%</text:p>
          </table:table-cell>
          <table:table-cell office:value-type="float" office:value="95251" table:style-name="ce38">
            <text:p>95.251</text:p>
          </table:table-cell>
          <table:table-cell office:value-type="percentage" office:value="1" table:style-name="ce39">
            <text:p>100,0%</text:p>
          </table:table-cell>
          <table:table-cell office:value-type="float" office:value="127978" table:style-name="ce38">
            <text:p>127.978</text:p>
          </table:table-cell>
          <table:table-cell office:value-type="percentage" office:value="1" table:style-name="ce39">
            <text:p>100,0%</text:p>
          </table:table-cell>
          <table:table-cell office:value-type="float" office:value="151221" table:style-name="ce38">
            <text:p>151.221</text:p>
          </table:table-cell>
          <table:table-cell office:value-type="percentage" office:value="0.89365662821482605" table:style-name="ce39">
            <text:p>89,4%</text:p>
          </table:table-cell>
          <table:table-cell office:value-type="float" office:value="71747" table:style-name="ce38">
            <text:p>71.747</text:p>
          </table:table-cell>
          <table:table-cell office:value-type="percentage" office:value="0.44984137334319785" table:style-name="ce39">
            <text:p>45,0%</text:p>
          </table:table-cell>
          <table:table-cell office:value-type="float" office:value="23741" table:style-name="ce38">
            <text:p>23.741</text:p>
          </table:table-cell>
          <table:table-cell office:value-type="percentage" office:value="0.12346841130827318" table:style-name="ce39">
            <text:p>12,3%</text:p>
          </table:table-cell>
          <table:table-cell office:value-type="float" office:value="2983" table:style-name="ce38">
            <text:p>2.983</text:p>
          </table:table-cell>
          <table:table-cell office:value-type="percentage" office:value="3.9204605193985914E-2" table:style-name="ce39">
            <text:p>3,9%</text:p>
          </table:table-cell>
          <table:table-cell office:value-type="float" office:value="77" table:style-name="ce38">
            <text:p>77</text:p>
          </table:table-cell>
          <table:table-cell office:value-type="percentage" office:value="3.6748914236624827E-3" table:style-name="ce39">
            <text:p>0,4%</text:p>
          </table:table-cell>
          <table:table-cell office:value-type="float" office:value="550967" table:style-name="ce38">
            <text:p>550.967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60465226022894758" table:style-name="ce39">
            <text:p>60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40625" table:style-name="ce38">
            <text:p>240.625</text:p>
          </table:table-cell>
          <table:table-cell office:value-type="percentage" office:value="1" table:style-name="ce39">
            <text:p>100,0%</text:p>
          </table:table-cell>
          <table:table-cell office:value-type="float" office:value="288267" table:style-name="ce38">
            <text:p>288.267</text:p>
          </table:table-cell>
          <table:table-cell office:value-type="percentage" office:value="0.99484059331451324" table:style-name="ce39">
            <text:p>99,5%</text:p>
          </table:table-cell>
          <table:table-cell office:value-type="float" office:value="331562" table:style-name="ce38">
            <text:p>331.562</text:p>
          </table:table-cell>
          <table:table-cell office:value-type="percentage" office:value="0.95571114384294098" table:style-name="ce39">
            <text:p>95,6%</text:p>
          </table:table-cell>
          <table:table-cell office:value-type="float" office:value="368890" table:style-name="ce38">
            <text:p>368.890</text:p>
          </table:table-cell>
          <table:table-cell office:value-type="percentage" office:value="0.90884453631411544" table:style-name="ce39">
            <text:p>90,9%</text:p>
          </table:table-cell>
          <table:table-cell office:value-type="float" office:value="152002" table:style-name="ce38">
            <text:p>152.002</text:p>
          </table:table-cell>
          <table:table-cell office:value-type="percentage" office:value="0.34294855162548704" table:style-name="ce39">
            <text:p>34,3%</text:p>
          </table:table-cell>
          <table:table-cell office:value-type="float" office:value="50838" table:style-name="ce38">
            <text:p>50.838</text:p>
          </table:table-cell>
          <table:table-cell office:value-type="percentage" office:value="0.11404203390438845" table:style-name="ce39">
            <text:p>11,4%</text:p>
          </table:table-cell>
          <table:table-cell office:value-type="float" office:value="6861" table:style-name="ce38">
            <text:p>6.861</text:p>
          </table:table-cell>
          <table:table-cell office:value-type="percentage" office:value="4.491800058921732E-2" table:style-name="ce39">
            <text:p>4,5%</text:p>
          </table:table-cell>
          <table:table-cell office:value-type="float" office:value="55" table:style-name="ce38">
            <text:p>55</text:p>
          </table:table-cell>
          <table:table-cell office:value-type="percentage" office:value="1.2496023992366065E-3" table:style-name="ce39">
            <text:p>0,1%</text:p>
          </table:table-cell>
          <table:table-cell office:value-type="float" office:value="1439100" table:style-name="ce38">
            <text:p>1.439.100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609105988505246" table:style-name="ce39">
            <text:p>60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3292" table:style-name="ce38">
            <text:p>23.292</text:p>
          </table:table-cell>
          <table:table-cell office:value-type="percentage" office:value="1" table:style-name="ce39">
            <text:p>100,0%</text:p>
          </table:table-cell>
          <table:table-cell office:value-type="float" office:value="28443" table:style-name="ce38">
            <text:p>28.443</text:p>
          </table:table-cell>
          <table:table-cell office:value-type="percentage" office:value="1" table:style-name="ce39">
            <text:p>100,0%</text:p>
          </table:table-cell>
          <table:table-cell office:value-type="float" office:value="36586" table:style-name="ce38">
            <text:p>36.586</text:p>
          </table:table-cell>
          <table:table-cell office:value-type="percentage" office:value="0.96998780423140141" table:style-name="ce39">
            <text:p>97,0%</text:p>
          </table:table-cell>
          <table:table-cell office:value-type="float" office:value="41206" table:style-name="ce38">
            <text:p>41.206</text:p>
          </table:table-cell>
          <table:table-cell office:value-type="percentage" office:value="0.86450990265189664" table:style-name="ce39">
            <text:p>86,5%</text:p>
          </table:table-cell>
          <table:table-cell office:value-type="float" office:value="16617" table:style-name="ce38">
            <text:p>16.617</text:p>
          </table:table-cell>
          <table:table-cell office:value-type="percentage" office:value="0.31384214403082328" table:style-name="ce39">
            <text:p>31,4%</text:p>
          </table:table-cell>
          <table:table-cell office:value-type="float" office:value="7634" table:style-name="ce38">
            <text:p>7.634</text:p>
          </table:table-cell>
          <table:table-cell office:value-type="percentage" office:value="0.13963527281374039" table:style-name="ce39">
            <text:p>14,0%</text:p>
          </table:table-cell>
          <table:table-cell office:value-type="float" office:value="1581" table:style-name="ce38">
            <text:p>1.581</text:p>
          </table:table-cell>
          <table:table-cell office:value-type="percentage" office:value="7.4681152574397738E-2" table:style-name="ce39">
            <text:p>7,5%</text:p>
          </table:table-cell>
          <table:table-cell office:value-type="float" office:value="11" table:style-name="ce38">
            <text:p>11</text:p>
          </table:table-cell>
          <table:table-cell office:value-type="percentage" office:value="1.7499204581609927E-3" table:style-name="ce39">
            <text:p>0,2%</text:p>
          </table:table-cell>
          <table:table-cell office:value-type="float" office:value="155370" table:style-name="ce38">
            <text:p>155.370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57376988640560145" table:style-name="ce39">
            <text:p>57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70602" table:style-name="ce38">
            <text:p>370.602</text:p>
          </table:table-cell>
          <table:table-cell office:value-type="percentage" office:value="1" table:style-name="ce39">
            <text:p>100,0%</text:p>
          </table:table-cell>
          <table:table-cell office:value-type="float" office:value="503938" table:style-name="ce38">
            <text:p>503.938</text:p>
          </table:table-cell>
          <table:table-cell office:value-type="percentage" office:value="0.95790952343840585" table:style-name="ce39">
            <text:p>95,8%</text:p>
          </table:table-cell>
          <table:table-cell office:value-type="float" office:value="673659" table:style-name="ce38">
            <text:p>673.659</text:p>
          </table:table-cell>
          <table:table-cell office:value-type="percentage" office:value="0.9578230770215107" table:style-name="ce39">
            <text:p>95,8%</text:p>
          </table:table-cell>
          <table:table-cell office:value-type="float" office:value="820536" table:style-name="ce38">
            <text:p>820.536</text:p>
          </table:table-cell>
          <table:table-cell office:value-type="percentage" office:value="0.84349335874496167" table:style-name="ce39">
            <text:p>84,3%</text:p>
          </table:table-cell>
          <table:table-cell office:value-type="float" office:value="285310" table:style-name="ce38">
            <text:p>285.310</text:p>
          </table:table-cell>
          <table:table-cell office:value-type="percentage" office:value="0.24469733809846042" table:style-name="ce39">
            <text:p>24,5%</text:p>
          </table:table-cell>
          <table:table-cell office:value-type="float" office:value="182271" table:style-name="ce38">
            <text:p>182.271</text:p>
          </table:table-cell>
          <table:table-cell office:value-type="percentage" office:value="0.1352393516381924" table:style-name="ce39">
            <text:p>13,5%</text:p>
          </table:table-cell>
          <table:table-cell office:value-type="float" office:value="35689" table:style-name="ce38">
            <text:p>35.689</text:p>
          </table:table-cell>
          <table:table-cell office:value-type="percentage" office:value="7.4396101026440647E-2" table:style-name="ce39">
            <text:p>7,4%</text:p>
          </table:table-cell>
          <table:table-cell office:value-type="float" office:value="515" table:style-name="ce38">
            <text:p>515</text:p>
          </table:table-cell>
          <table:table-cell office:value-type="percentage" office:value="3.7906389618801569E-3" table:style-name="ce39">
            <text:p>0,4%</text:p>
          </table:table-cell>
          <table:table-cell office:value-type="float" office:value="2872520" table:style-name="ce38">
            <text:p>2.872.520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50433815580841634" table:style-name="ce39">
            <text:p>50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3171" table:style-name="ce38">
            <text:p>73.171</text:p>
          </table:table-cell>
          <table:table-cell office:value-type="percentage" office:value="1" table:style-name="ce39">
            <text:p>100,0%</text:p>
          </table:table-cell>
          <table:table-cell office:value-type="float" office:value="100650" table:style-name="ce38">
            <text:p>100.650</text:p>
          </table:table-cell>
          <table:table-cell office:value-type="percentage" office:value="0.97814361655604043" table:style-name="ce39">
            <text:p>97,8%</text:p>
          </table:table-cell>
          <table:table-cell office:value-type="float" office:value="133151" table:style-name="ce38">
            <text:p>133.151</text:p>
          </table:table-cell>
          <table:table-cell office:value-type="percentage" office:value="0.90635018957313707" table:style-name="ce39">
            <text:p>90,6%</text:p>
          </table:table-cell>
          <table:table-cell office:value-type="float" office:value="182190" table:style-name="ce38">
            <text:p>182.190</text:p>
          </table:table-cell>
          <table:table-cell office:value-type="percentage" office:value="0.8543253179277488" table:style-name="ce39">
            <text:p>85,4%</text:p>
          </table:table-cell>
          <table:table-cell office:value-type="float" office:value="137749" table:style-name="ce38">
            <text:p>137.749</text:p>
          </table:table-cell>
          <table:table-cell office:value-type="percentage" office:value="0.54198389184637841" table:style-name="ce39">
            <text:p>54,2%</text:p>
          </table:table-cell>
          <table:table-cell office:value-type="float" office:value="33102" table:style-name="ce38">
            <text:p>33.102</text:p>
          </table:table-cell>
          <table:table-cell office:value-type="percentage" office:value="0.1114140312613595" table:style-name="ce39">
            <text:p>11,1%</text:p>
          </table:table-cell>
          <table:table-cell office:value-type="float" office:value="7984" table:style-name="ce38">
            <text:p>7.984</text:p>
          </table:table-cell>
          <table:table-cell office:value-type="percentage" office:value="6.7280709885646384E-2" table:style-name="ce39">
            <text:p>6,7%</text:p>
          </table:table-cell>
          <table:table-cell office:value-type="float" office:value="160" table:style-name="ce38">
            <text:p>160</text:p>
          </table:table-cell>
          <table:table-cell office:value-type="percentage" office:value="4.6093569946992399E-3" table:style-name="ce39">
            <text:p>0,5%</text:p>
          </table:table-cell>
          <table:table-cell office:value-type="float" office:value="668157" table:style-name="ce38">
            <text:p>668.157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53993401100139882" table:style-name="ce39">
            <text:p>54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2356" table:style-name="ce38">
            <text:p>42.356</text:p>
          </table:table-cell>
          <table:table-cell office:value-type="percentage" office:value="1" table:style-name="ce39">
            <text:p>100,0%</text:p>
          </table:table-cell>
          <table:table-cell office:value-type="float" office:value="55563" table:style-name="ce38">
            <text:p>55.563</text:p>
          </table:table-cell>
          <table:table-cell office:value-type="percentage" office:value="0.99589546888442793" table:style-name="ce39">
            <text:p>99,6%</text:p>
          </table:table-cell>
          <table:table-cell office:value-type="float" office:value="70241" table:style-name="ce38">
            <text:p>70.241</text:p>
          </table:table-cell>
          <table:table-cell office:value-type="percentage" office:value="0.95120795189859708" table:style-name="ce39">
            <text:p>95,1%</text:p>
          </table:table-cell>
          <table:table-cell office:value-type="float" office:value="88459" table:style-name="ce38">
            <text:p>88.459</text:p>
          </table:table-cell>
          <table:table-cell office:value-type="percentage" office:value="0.91483442612778454" table:style-name="ce39">
            <text:p>91,5%</text:p>
          </table:table-cell>
          <table:table-cell office:value-type="float" office:value="54118" table:style-name="ce38">
            <text:p>54.118</text:p>
          </table:table-cell>
          <table:table-cell office:value-type="percentage" office:value="0.50108331327197642" table:style-name="ce39">
            <text:p>50,1%</text:p>
          </table:table-cell>
          <table:table-cell office:value-type="float" office:value="16084" table:style-name="ce38">
            <text:p>16.084</text:p>
          </table:table-cell>
          <table:table-cell office:value-type="percentage" office:value="0.13982925599429694" table:style-name="ce39">
            <text:p>14,0%</text:p>
          </table:table-cell>
          <table:table-cell office:value-type="float" office:value="4000" table:style-name="ce38">
            <text:p>4.000</text:p>
          </table:table-cell>
          <table:table-cell office:value-type="percentage" office:value="8.2465725182970823E-2" table:style-name="ce39">
            <text:p>8,2%</text:p>
          </table:table-cell>
          <table:table-cell office:value-type="float" office:value="18" table:style-name="ce38">
            <text:p>18</text:p>
          </table:table-cell>
          <table:table-cell office:value-type="percentage" office:value="1.2944052926794189E-3" table:style-name="ce39">
            <text:p>0,1%</text:p>
          </table:table-cell>
          <table:table-cell office:value-type="float" office:value="330839" table:style-name="ce38">
            <text:p>330.839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59833253456554569" table:style-name="ce39">
            <text:p>59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61919" table:style-name="ce38">
            <text:p>161.919</text:p>
          </table:table-cell>
          <table:table-cell office:value-type="percentage" office:value="1" table:style-name="ce39">
            <text:p>100,0%</text:p>
          </table:table-cell>
          <table:table-cell office:value-type="float" office:value="209929" table:style-name="ce38">
            <text:p>209.929</text:p>
          </table:table-cell>
          <table:table-cell office:value-type="percentage" office:value="0.98520750324993778" table:style-name="ce39">
            <text:p>98,5%</text:p>
          </table:table-cell>
          <table:table-cell office:value-type="float" office:value="271568" table:style-name="ce38">
            <text:p>271.568</text:p>
          </table:table-cell>
          <table:table-cell office:value-type="percentage" office:value="0.96947368796832778" table:style-name="ce39">
            <text:p>96,9%</text:p>
          </table:table-cell>
          <table:table-cell office:value-type="float" office:value="289991" table:style-name="ce38">
            <text:p>289.991</text:p>
          </table:table-cell>
          <table:table-cell office:value-type="percentage" office:value="0.85297240695694121" table:style-name="ce39">
            <text:p>85,3%</text:p>
          </table:table-cell>
          <table:table-cell office:value-type="float" office:value="106069" table:style-name="ce38">
            <text:p>106.069</text:p>
          </table:table-cell>
          <table:table-cell office:value-type="percentage" office:value="0.29290067461402303" table:style-name="ce39">
            <text:p>29,3%</text:p>
          </table:table-cell>
          <table:table-cell office:value-type="float" office:value="52816" table:style-name="ce38">
            <text:p>52.816</text:p>
          </table:table-cell>
          <table:table-cell office:value-type="percentage" office:value="0.14561254535228663" table:style-name="ce39">
            <text:p>14,6%</text:p>
          </table:table-cell>
          <table:table-cell office:value-type="float" office:value="13366" table:style-name="ce38">
            <text:p>13.366</text:p>
          </table:table-cell>
          <table:table-cell office:value-type="percentage" office:value="9.5251669362827196E-2" table:style-name="ce39">
            <text:p>9,5%</text:p>
          </table:table-cell>
          <table:table-cell office:value-type="float" office:value="62" table:style-name="ce38">
            <text:p>62</text:p>
          </table:table-cell>
          <table:table-cell office:value-type="percentage" office:value="1.4824024483550114E-3" table:style-name="ce39">
            <text:p>0,1%</text:p>
          </table:table-cell>
          <table:table-cell office:value-type="float" office:value="1105720" table:style-name="ce38">
            <text:p>1.105.720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58253337639341607" table:style-name="ce39">
            <text:p>58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59" table:style-name="ce38">
            <text:p>2.359</text:p>
          </table:table-cell>
          <table:table-cell office:value-type="percentage" office:value="0.90556621880998078" table:style-name="ce39">
            <text:p>90,6%</text:p>
          </table:table-cell>
          <table:table-cell office:value-type="float" office:value="3769" table:style-name="ce38">
            <text:p>3.769</text:p>
          </table:table-cell>
          <table:table-cell office:value-type="percentage" office:value="0.87285780453913853" table:style-name="ce39">
            <text:p>87,3%</text:p>
          </table:table-cell>
          <table:table-cell office:value-type="float" office:value="6993" table:style-name="ce38">
            <text:p>6.993</text:p>
          </table:table-cell>
          <table:table-cell office:value-type="percentage" office:value="0.89003436426116833" table:style-name="ce39">
            <text:p>89,0%</text:p>
          </table:table-cell>
          <table:table-cell office:value-type="float" office:value="9659" table:style-name="ce38">
            <text:p>9.659</text:p>
          </table:table-cell>
          <table:table-cell office:value-type="percentage" office:value="0.83584285219799237" table:style-name="ce39">
            <text:p>83,6%</text:p>
          </table:table-cell>
          <table:table-cell office:value-type="float" office:value="9008" table:style-name="ce38">
            <text:p>9.008</text:p>
          </table:table-cell>
          <table:table-cell office:value-type="percentage" office:value="0.71254548330960288" table:style-name="ce39">
            <text:p>71,3%</text:p>
          </table:table-cell>
          <table:table-cell office:value-type="float" office:value="3560" table:style-name="ce38">
            <text:p>3.560</text:p>
          </table:table-cell>
          <table:table-cell office:value-type="percentage" office:value="0.20431588613406795" table:style-name="ce39">
            <text:p>20,4%</text:p>
          </table:table-cell>
          <table:table-cell office:value-type="float" office:value="606" table:style-name="ce38">
            <text:p>606</text:p>
          </table:table-cell>
          <table:table-cell office:value-type="percentage" office:value="7.9936683814800152E-2" table:style-name="ce39">
            <text:p>8,0%</text:p>
          </table:table-cell>
          <table:table-cell office:value-type="float" office:value="11" table:style-name="ce38">
            <text:p>11</text:p>
          </table:table-cell>
          <table:table-cell office:value-type="percentage" office:value="5.0574712643678158E-3" table:style-name="ce39">
            <text:p>0,5%</text:p>
          </table:table-cell>
          <table:table-cell office:value-type="float" office:value="35965" table:style-name="ce38">
            <text:p>35.965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54362284228664715" table:style-name="ce39">
            <text:p>54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942" table:style-name="ce38">
            <text:p>1.942</text:p>
          </table:table-cell>
          <table:table-cell office:value-type="percentage" office:value="0.82673478075776929" table:style-name="ce39">
            <text:p>82,7%</text:p>
          </table:table-cell>
          <table:table-cell office:value-type="float" office:value="3157" table:style-name="ce38">
            <text:p>3.157</text:p>
          </table:table-cell>
          <table:table-cell office:value-type="percentage" office:value="0.84231590181430094" table:style-name="ce39">
            <text:p>84,2%</text:p>
          </table:table-cell>
          <table:table-cell office:value-type="float" office:value="6539" table:style-name="ce38">
            <text:p>6.539</text:p>
          </table:table-cell>
          <table:table-cell office:value-type="percentage" office:value="0.83544142072313787" table:style-name="ce39">
            <text:p>83,5%</text:p>
          </table:table-cell>
          <table:table-cell office:value-type="float" office:value="8608" table:style-name="ce38">
            <text:p>8.608</text:p>
          </table:table-cell>
          <table:table-cell office:value-type="percentage" office:value="0.76183733073723336" table:style-name="ce39">
            <text:p>76,2%</text:p>
          </table:table-cell>
          <table:table-cell office:value-type="float" office:value="8366" table:style-name="ce38">
            <text:p>8.366</text:p>
          </table:table-cell>
          <table:table-cell office:value-type="percentage" office:value="0.69705049158473587" table:style-name="ce39">
            <text:p>69,7%</text:p>
          </table:table-cell>
          <table:table-cell office:value-type="float" office:value="4120" table:style-name="ce38">
            <text:p>4.120</text:p>
          </table:table-cell>
          <table:table-cell office:value-type="percentage" office:value="0.22771237495163876" table:style-name="ce39">
            <text:p>22,8%</text:p>
          </table:table-cell>
          <table:table-cell office:value-type="float" office:value="333" table:style-name="ce38">
            <text:p>333</text:p>
          </table:table-cell>
          <table:table-cell office:value-type="percentage" office:value="3.9011246485473293E-2" table:style-name="ce39">
            <text:p>3,9%</text:p>
          </table:table-cell>
          <table:table-cell office:value-type="float" office:value="7" table:style-name="ce38">
            <text:p>7</text:p>
          </table:table-cell>
          <table:table-cell office:value-type="percentage" office:value="3.0120481927710845E-3" table:style-name="ce39">
            <text:p>0,3%</text:p>
          </table:table-cell>
          <table:table-cell office:value-type="float" office:value="33072" table:style-name="ce38">
            <text:p>33.072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49974311704796154" table:style-name="ce39">
            <text:p>50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31" table:style-name="ce38">
            <text:p>31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3320" table:style-name="ce38">
            <text:p>3.320</text:p>
          </table:table-cell>
          <table:table-cell office:value-type="string" table:style-name="ce39">
            <text:p>-</text:p>
          </table:table-cell>
          <table:table-cell office:value-type="float" office:value="8805" table:style-name="ce38">
            <text:p>8.805</text:p>
          </table:table-cell>
          <table:table-cell office:value-type="string" table:style-name="ce39">
            <text:p>-</text:p>
          </table:table-cell>
          <table:table-cell office:value-type="float" office:value="18843" table:style-name="ce38">
            <text:p>18.843</text:p>
          </table:table-cell>
          <table:table-cell office:value-type="string" table:style-name="ce39">
            <text:p>-</text:p>
          </table:table-cell>
          <table:table-cell office:value-type="float" office:value="35693" table:style-name="ce38">
            <text:p>35.693</text:p>
          </table:table-cell>
          <table:table-cell office:value-type="string" table:style-name="ce39">
            <text:p>-</text:p>
          </table:table-cell>
          <table:table-cell office:value-type="float" office:value="9249" table:style-name="ce38">
            <text:p>9.249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75967" table:style-name="ce38">
            <text:p>75.96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8" table:style-name="ce38">
            <text:p>8</text:p>
          </table:table-cell>
          <table:table-cell office:value-type="string" table:style-name="ce39">
            <text:p>-</text:p>
          </table:table-cell>
          <table:table-cell office:value-type="float" office:value="45" table:style-name="ce38">
            <text:p>45</text:p>
          </table:table-cell>
          <table:table-cell office:value-type="string" table:style-name="ce39">
            <text:p>-</text:p>
          </table:table-cell>
          <table:table-cell office:value-type="float" office:value="172" table:style-name="ce38">
            <text:p>172</text:p>
          </table:table-cell>
          <table:table-cell office:value-type="string" table:style-name="ce39">
            <text:p>-</text:p>
          </table:table-cell>
          <table:table-cell office:value-type="float" office:value="254" table:style-name="ce38">
            <text:p>254</text:p>
          </table:table-cell>
          <table:table-cell office:value-type="string" table:style-name="ce39">
            <text:p>-</text:p>
          </table:table-cell>
          <table:table-cell office:value-type="float" office:value="50" table:style-name="ce38">
            <text:p>50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529" table:style-name="ce38">
            <text:p>529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912488" table:style-name="ce43">
            <text:p>2.912.488</text:p>
          </table:table-cell>
          <table:table-cell office:value-type="percentage" office:value="1" table:style-name="ce44">
            <text:p>100,0%</text:p>
          </table:table-cell>
          <table:table-cell office:value-type="float" office:value="3884240" table:style-name="ce43">
            <text:p>3.884.240</text:p>
          </table:table-cell>
          <table:table-cell office:value-type="percentage" office:value="0.9808575407602691" table:style-name="ce44">
            <text:p>98,1%</text:p>
          </table:table-cell>
          <table:table-cell office:value-type="float" office:value="4969209" table:style-name="ce43">
            <text:p>4.969.209</text:p>
          </table:table-cell>
          <table:table-cell office:value-type="percentage" office:value="0.9310890079157037" table:style-name="ce44">
            <text:p>93,1%</text:p>
          </table:table-cell>
          <table:table-cell office:value-type="float" office:value="5955559" table:style-name="ce43">
            <text:p>5.955.559</text:p>
          </table:table-cell>
          <table:table-cell office:value-type="percentage" office:value="0.84676523387436864" table:style-name="ce44">
            <text:p>84,7%</text:p>
          </table:table-cell>
          <table:table-cell office:value-type="float" office:value="3205512" table:style-name="ce43">
            <text:p>3.205.512</text:p>
          </table:table-cell>
          <table:table-cell office:value-type="percentage" office:value="0.40618586250403427" table:style-name="ce44">
            <text:p>40,6%</text:p>
          </table:table-cell>
          <table:table-cell office:value-type="float" office:value="1183852" table:style-name="ce43">
            <text:p>1.183.852</text:p>
          </table:table-cell>
          <table:table-cell office:value-type="percentage" office:value="0.13430922393145017" table:style-name="ce44">
            <text:p>13,4%</text:p>
          </table:table-cell>
          <table:table-cell office:value-type="float" office:value="250648" table:style-name="ce43">
            <text:p>250.648</text:p>
          </table:table-cell>
          <table:table-cell office:value-type="percentage" office:value="7.5717631549295089E-2" table:style-name="ce44">
            <text:p>7,6%</text:p>
          </table:table-cell>
          <table:table-cell office:value-type="float" office:value="3596" table:style-name="ce43">
            <text:p>3.596</text:p>
          </table:table-cell>
          <table:table-cell office:value-type="percentage" office:value="3.7890562025775275E-3" table:style-name="ce44">
            <text:p>0,4%</text:p>
          </table:table-cell>
          <table:table-cell office:value-type="float" office:value="22365104" table:style-name="ce43">
            <text:p>22.365.104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55731879398817163" table:style-name="ce44">
            <text:p>55,7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  <table:table table:name="Etarios_con_pauta_completa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5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22484" table:style-name="ce35">
            <text:p>422.484</text:p>
          </table:table-cell>
          <table:table-cell office:value-type="percentage" office:value="1" table:style-name="ce36">
            <text:p>100,0%</text:p>
          </table:table-cell>
          <table:table-cell office:value-type="float" office:value="630822" table:style-name="ce35">
            <text:p>630.822</text:p>
          </table:table-cell>
          <table:table-cell office:value-type="percentage" office:value="0.96992685825692937" table:style-name="ce36">
            <text:p>97,0%</text:p>
          </table:table-cell>
          <table:table-cell office:value-type="float" office:value="231472" table:style-name="ce35">
            <text:p>231.472</text:p>
          </table:table-cell>
          <table:table-cell office:value-type="percentage" office:value="0.25265814328923197" table:style-name="ce36">
            <text:p>25,3%</text:p>
          </table:table-cell>
          <table:table-cell office:value-type="float" office:value="636614" table:style-name="ce35">
            <text:p>636.614</text:p>
          </table:table-cell>
          <table:table-cell office:value-type="percentage" office:value="0.50324381966781584" table:style-name="ce36">
            <text:p>50,3%</text:p>
          </table:table-cell>
          <table:table-cell office:value-type="float" office:value="177898" table:style-name="ce35">
            <text:p>177.898</text:p>
          </table:table-cell>
          <table:table-cell office:value-type="percentage" office:value="0.12843563778865855" table:style-name="ce36">
            <text:p>12,8%</text:p>
          </table:table-cell>
          <table:table-cell office:value-type="float" office:value="161804" table:style-name="ce35">
            <text:p>161.804</text:p>
          </table:table-cell>
          <table:table-cell office:value-type="percentage" office:value="9.9616627069318037E-2" table:style-name="ce36">
            <text:p>10,0%</text:p>
          </table:table-cell>
          <table:table-cell office:value-type="float" office:value="28268" table:style-name="ce35">
            <text:p>28.268</text:p>
          </table:table-cell>
          <table:table-cell office:value-type="percentage" office:value="4.5167661053997311E-2" table:style-name="ce36">
            <text:p>4,5%</text:p>
          </table:table-cell>
          <table:table-cell office:value-type="float" office:value="491" table:style-name="ce35">
            <text:p>491</text:p>
          </table:table-cell>
          <table:table-cell office:value-type="percentage" office:value="2.6989737303554839E-3" table:style-name="ce36">
            <text:p>0,3%</text:p>
          </table:table-cell>
          <table:table-cell office:value-type="float" office:value="2289853" table:style-name="ce35">
            <text:p>2.289.853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32424014965280712" table:style-name="ce36">
            <text:p>32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98657" table:style-name="ce38">
            <text:p>98.657</text:p>
          </table:table-cell>
          <table:table-cell office:value-type="percentage" office:value="0.99848188893499445" table:style-name="ce39">
            <text:p>99,8%</text:p>
          </table:table-cell>
          <table:table-cell office:value-type="float" office:value="115439" table:style-name="ce38">
            <text:p>115.439</text:p>
          </table:table-cell>
          <table:table-cell office:value-type="percentage" office:value="0.97044260434618135" table:style-name="ce39">
            <text:p>97,0%</text:p>
          </table:table-cell>
          <table:table-cell office:value-type="float" office:value="47762" table:style-name="ce38">
            <text:p>47.762</text:p>
          </table:table-cell>
          <table:table-cell office:value-type="percentage" office:value="0.30544808047733857" table:style-name="ce39">
            <text:p>30,5%</text:p>
          </table:table-cell>
          <table:table-cell office:value-type="float" office:value="87467" table:style-name="ce38">
            <text:p>87.467</text:p>
          </table:table-cell>
          <table:table-cell office:value-type="percentage" office:value="0.44115985595109602" table:style-name="ce39">
            <text:p>44,1%</text:p>
          </table:table-cell>
          <table:table-cell office:value-type="float" office:value="36081" table:style-name="ce38">
            <text:p>36.081</text:p>
          </table:table-cell>
          <table:table-cell office:value-type="percentage" office:value="0.16786310789372066" table:style-name="ce39">
            <text:p>16,8%</text:p>
          </table:table-cell>
          <table:table-cell office:value-type="float" office:value="25867" table:style-name="ce38">
            <text:p>25.867</text:p>
          </table:table-cell>
          <table:table-cell office:value-type="percentage" office:value="0.11191053041446743" table:style-name="ce39">
            <text:p>11,2%</text:p>
          </table:table-cell>
          <table:table-cell office:value-type="float" office:value="6326" table:style-name="ce38">
            <text:p>6.326</text:p>
          </table:table-cell>
          <table:table-cell office:value-type="percentage" office:value="7.093518726171788E-2" table:style-name="ce39">
            <text:p>7,1%</text:p>
          </table:table-cell>
          <table:table-cell office:value-type="float" office:value="57" table:style-name="ce38">
            <text:p>57</text:p>
          </table:table-cell>
          <table:table-cell office:value-type="percentage" office:value="2.2703736158687167E-3" table:style-name="ce39">
            <text:p>0,2%</text:p>
          </table:table-cell>
          <table:table-cell office:value-type="float" office:value="417656" table:style-name="ce38">
            <text:p>417.656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36870522015177037" table:style-name="ce39">
            <text:p>36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6925" table:style-name="ce38">
            <text:p>86.925</text:p>
          </table:table-cell>
          <table:table-cell office:value-type="percentage" office:value="0.98974107895156327" table:style-name="ce39">
            <text:p>99,0%</text:p>
          </table:table-cell>
          <table:table-cell office:value-type="float" office:value="110974" table:style-name="ce38">
            <text:p>110.974</text:p>
          </table:table-cell>
          <table:table-cell office:value-type="percentage" office:value="1" table:style-name="ce39">
            <text:p>100,0%</text:p>
          </table:table-cell>
          <table:table-cell office:value-type="float" office:value="33633" table:style-name="ce38">
            <text:p>33.633</text:p>
          </table:table-cell>
          <table:table-cell office:value-type="percentage" office:value="0.22474140004811161" table:style-name="ce39">
            <text:p>22,5%</text:p>
          </table:table-cell>
          <table:table-cell office:value-type="float" office:value="87231" table:style-name="ce38">
            <text:p>87.231</text:p>
          </table:table-cell>
          <table:table-cell office:value-type="percentage" office:value="0.53632758461680352" table:style-name="ce39">
            <text:p>53,6%</text:p>
          </table:table-cell>
          <table:table-cell office:value-type="float" office:value="28501" table:style-name="ce38">
            <text:p>28.501</text:p>
          </table:table-cell>
          <table:table-cell office:value-type="percentage" office:value="0.17067182456749685" table:style-name="ce39">
            <text:p>17,1%</text:p>
          </table:table-cell>
          <table:table-cell office:value-type="float" office:value="19898" table:style-name="ce38">
            <text:p>19.898</text:p>
          </table:table-cell>
          <table:table-cell office:value-type="percentage" office:value="0.12828977060257121" table:style-name="ce39">
            <text:p>12,8%</text:p>
          </table:table-cell>
          <table:table-cell office:value-type="float" office:value="4550" table:style-name="ce38">
            <text:p>4.550</text:p>
          </table:table-cell>
          <table:table-cell office:value-type="percentage" office:value="8.3980878200040604E-2" table:style-name="ce39">
            <text:p>8,4%</text:p>
          </table:table-cell>
          <table:table-cell office:value-type="float" office:value="45" table:style-name="ce38">
            <text:p>45</text:p>
          </table:table-cell>
          <table:table-cell office:value-type="percentage" office:value="2.8914733663175482E-3" table:style-name="ce39">
            <text:p>0,3%</text:p>
          </table:table-cell>
          <table:table-cell office:value-type="float" office:value="371757" table:style-name="ce38">
            <text:p>371.757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4125091959800668" table:style-name="ce39">
            <text:p>41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49679" table:style-name="ce38">
            <text:p>49.679</text:p>
          </table:table-cell>
          <table:table-cell office:value-type="percentage" office:value="1" table:style-name="ce39">
            <text:p>100,0%</text:p>
          </table:table-cell>
          <table:table-cell office:value-type="float" office:value="75355" table:style-name="ce38">
            <text:p>75.355</text:p>
          </table:table-cell>
          <table:table-cell office:value-type="percentage" office:value="0.93590093894381243" table:style-name="ce39">
            <text:p>93,6%</text:p>
          </table:table-cell>
          <table:table-cell office:value-type="float" office:value="12540" table:style-name="ce38">
            <text:p>12.540</text:p>
          </table:table-cell>
          <table:table-cell office:value-type="percentage" office:value="0.10696829336950124" table:style-name="ce39">
            <text:p>10,7%</text:p>
          </table:table-cell>
          <table:table-cell office:value-type="float" office:value="88934" table:style-name="ce38">
            <text:p>88.934</text:p>
          </table:table-cell>
          <table:table-cell office:value-type="percentage" office:value="0.53640295059621101" table:style-name="ce39">
            <text:p>53,6%</text:p>
          </table:table-cell>
          <table:table-cell office:value-type="float" office:value="37175" table:style-name="ce38">
            <text:p>37.175</text:p>
          </table:table-cell>
          <table:table-cell office:value-type="percentage" office:value="0.18031061443843005" table:style-name="ce39">
            <text:p>18,0%</text:p>
          </table:table-cell>
          <table:table-cell office:value-type="float" office:value="23456" table:style-name="ce38">
            <text:p>23.456</text:p>
          </table:table-cell>
          <table:table-cell office:value-type="percentage" office:value="9.0956328863588773E-2" table:style-name="ce39">
            <text:p>9,1%</text:p>
          </table:table-cell>
          <table:table-cell office:value-type="float" office:value="3772" table:style-name="ce38">
            <text:p>3.772</text:p>
          </table:table-cell>
          <table:table-cell office:value-type="percentage" office:value="4.3942729994524636E-2" table:style-name="ce39">
            <text:p>4,4%</text:p>
          </table:table-cell>
          <table:table-cell office:value-type="float" office:value="40" table:style-name="ce38">
            <text:p>40</text:p>
          </table:table-cell>
          <table:table-cell office:value-type="percentage" office:value="1.7167381974248926E-3" table:style-name="ce39">
            <text:p>0,2%</text:p>
          </table:table-cell>
          <table:table-cell office:value-type="float" office:value="290951" table:style-name="ce38">
            <text:p>290.951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29499867684499009" table:style-name="ce39">
            <text:p>29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88267" table:style-name="ce38">
            <text:p>88.267</text:p>
          </table:table-cell>
          <table:table-cell office:value-type="percentage" office:value="0.97817944057803985" table:style-name="ce39">
            <text:p>97,8%</text:p>
          </table:table-cell>
          <table:table-cell office:value-type="float" office:value="141848" table:style-name="ce38">
            <text:p>141.848</text:p>
          </table:table-cell>
          <table:table-cell office:value-type="percentage" office:value="0.91792585306508079" table:style-name="ce39">
            <text:p>91,8%</text:p>
          </table:table-cell>
          <table:table-cell office:value-type="float" office:value="54203" table:style-name="ce38">
            <text:p>54.203</text:p>
          </table:table-cell>
          <table:table-cell office:value-type="percentage" office:value="0.23056080172868493" table:style-name="ce39">
            <text:p>23,1%</text:p>
          </table:table-cell>
          <table:table-cell office:value-type="float" office:value="165780" table:style-name="ce38">
            <text:p>165.780</text:p>
          </table:table-cell>
          <table:table-cell office:value-type="percentage" office:value="0.47296526224494456" table:style-name="ce39">
            <text:p>47,3%</text:p>
          </table:table-cell>
          <table:table-cell office:value-type="float" office:value="66107" table:style-name="ce38">
            <text:p>66.107</text:p>
          </table:table-cell>
          <table:table-cell office:value-type="percentage" office:value="0.17041224569761088" table:style-name="ce39">
            <text:p>17,0%</text:p>
          </table:table-cell>
          <table:table-cell office:value-type="float" office:value="35508" table:style-name="ce38">
            <text:p>35.508</text:p>
          </table:table-cell>
          <table:table-cell office:value-type="percentage" office:value="7.988535097764389E-2" table:style-name="ce39">
            <text:p>8,0%</text:p>
          </table:table-cell>
          <table:table-cell office:value-type="float" office:value="6378" table:style-name="ce38">
            <text:p>6.378</text:p>
          </table:table-cell>
          <table:table-cell office:value-type="percentage" office:value="3.8914209360642833E-2" table:style-name="ce39">
            <text:p>3,9%</text:p>
          </table:table-cell>
          <table:table-cell office:value-type="float" office:value="73" table:style-name="ce38">
            <text:p>73</text:p>
          </table:table-cell>
          <table:table-cell office:value-type="percentage" office:value="1.645923520923521E-3" table:style-name="ce39">
            <text:p>0,2%</text:p>
          </table:table-cell>
          <table:table-cell office:value-type="float" office:value="558164" table:style-name="ce38">
            <text:p>558.164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29831862933470443" table:style-name="ce39">
            <text:p>29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1547" table:style-name="ce38">
            <text:p>41.547</text:p>
          </table:table-cell>
          <table:table-cell office:value-type="percentage" office:value="1" table:style-name="ce39">
            <text:p>100,0%</text:p>
          </table:table-cell>
          <table:table-cell office:value-type="float" office:value="54836" table:style-name="ce38">
            <text:p>54.836</text:p>
          </table:table-cell>
          <table:table-cell office:value-type="percentage" office:value="1" table:style-name="ce39">
            <text:p>100,0%</text:p>
          </table:table-cell>
          <table:table-cell office:value-type="float" office:value="26014" table:style-name="ce38">
            <text:p>26.014</text:p>
          </table:table-cell>
          <table:table-cell office:value-type="percentage" office:value="0.33633719051005234" table:style-name="ce39">
            <text:p>33,6%</text:p>
          </table:table-cell>
          <table:table-cell office:value-type="float" office:value="31629" table:style-name="ce38">
            <text:p>31.629</text:p>
          </table:table-cell>
          <table:table-cell office:value-type="percentage" office:value="0.35157396291850074" table:style-name="ce39">
            <text:p>35,2%</text:p>
          </table:table-cell>
          <table:table-cell office:value-type="float" office:value="9710" table:style-name="ce38">
            <text:p>9.710</text:p>
          </table:table-cell>
          <table:table-cell office:value-type="percentage" office:value="9.9315734026122801E-2" table:style-name="ce39">
            <text:p>9,9%</text:p>
          </table:table-cell>
          <table:table-cell office:value-type="float" office:value="7519" table:style-name="ce38">
            <text:p>7.519</text:p>
          </table:table-cell>
          <table:table-cell office:value-type="percentage" office:value="7.7939713077369605E-2" table:style-name="ce39">
            <text:p>7,8%</text:p>
          </table:table-cell>
          <table:table-cell office:value-type="float" office:value="1383" table:style-name="ce38">
            <text:p>1.383</text:p>
          </table:table-cell>
          <table:table-cell office:value-type="percentage" office:value="3.9587805925289821E-2" table:style-name="ce39">
            <text:p>4,0%</text:p>
          </table:table-cell>
          <table:table-cell office:value-type="float" office:value="8" table:style-name="ce38">
            <text:p>8</text:p>
          </table:table-cell>
          <table:table-cell office:value-type="percentage" office:value="7.4135853952367716E-4" table:style-name="ce39">
            <text:p>0,1%</text:p>
          </table:table-cell>
          <table:table-cell office:value-type="float" office:value="172646" table:style-name="ce38">
            <text:p>172.646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34433887000781838" table:style-name="ce39">
            <text:p>34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5072" table:style-name="ce38">
            <text:p>225.072</text:p>
          </table:table-cell>
          <table:table-cell office:value-type="percentage" office:value="1" table:style-name="ce39">
            <text:p>100,0%</text:p>
          </table:table-cell>
          <table:table-cell office:value-type="float" office:value="245458" table:style-name="ce38">
            <text:p>245.458</text:p>
          </table:table-cell>
          <table:table-cell office:value-type="percentage" office:value="1" table:style-name="ce39">
            <text:p>100,0%</text:p>
          </table:table-cell>
          <table:table-cell office:value-type="float" office:value="121504" table:style-name="ce38">
            <text:p>121.504</text:p>
          </table:table-cell>
          <table:table-cell office:value-type="percentage" office:value="0.38139841481597742" table:style-name="ce39">
            <text:p>38,1%</text:p>
          </table:table-cell>
          <table:table-cell office:value-type="float" office:value="131111" table:style-name="ce38">
            <text:p>131.111</text:p>
          </table:table-cell>
          <table:table-cell office:value-type="percentage" office:value="0.34396537023676788" table:style-name="ce39">
            <text:p>34,4%</text:p>
          </table:table-cell>
          <table:table-cell office:value-type="float" office:value="49077" table:style-name="ce38">
            <text:p>49.077</text:p>
          </table:table-cell>
          <table:table-cell office:value-type="percentage" office:value="0.13508484606597762" table:style-name="ce39">
            <text:p>13,5%</text:p>
          </table:table-cell>
          <table:table-cell office:value-type="float" office:value="39158" table:style-name="ce38">
            <text:p>39.158</text:p>
          </table:table-cell>
          <table:table-cell office:value-type="percentage" office:value="0.10424203702964235" table:style-name="ce39">
            <text:p>10,4%</text:p>
          </table:table-cell>
          <table:table-cell office:value-type="float" office:value="7130" table:style-name="ce38">
            <text:p>7.130</text:p>
          </table:table-cell>
          <table:table-cell office:value-type="percentage" office:value="4.9369209677195998E-2" table:style-name="ce39">
            <text:p>4,9%</text:p>
          </table:table-cell>
          <table:table-cell office:value-type="float" office:value="116" table:style-name="ce38">
            <text:p>116</text:p>
          </table:table-cell>
          <table:table-cell office:value-type="percentage" office:value="2.8512437321797268E-3" table:style-name="ce39">
            <text:p>0,3%</text:p>
          </table:table-cell>
          <table:table-cell office:value-type="float" office:value="818626" table:style-name="ce38">
            <text:p>818.626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3911493912913015" table:style-name="ce39">
            <text:p>39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4864" table:style-name="ce38">
            <text:p>134.864</text:p>
          </table:table-cell>
          <table:table-cell office:value-type="percentage" office:value="0.99755906327203869" table:style-name="ce39">
            <text:p>99,8%</text:p>
          </table:table-cell>
          <table:table-cell office:value-type="float" office:value="154632" table:style-name="ce38">
            <text:p>154.632</text:p>
          </table:table-cell>
          <table:table-cell office:value-type="percentage" office:value="0.97191092450707417" table:style-name="ce39">
            <text:p>97,2%</text:p>
          </table:table-cell>
          <table:table-cell office:value-type="float" office:value="55307" table:style-name="ce38">
            <text:p>55.307</text:p>
          </table:table-cell>
          <table:table-cell office:value-type="percentage" office:value="0.25318617128417353" table:style-name="ce39">
            <text:p>25,3%</text:p>
          </table:table-cell>
          <table:table-cell office:value-type="float" office:value="153858" table:style-name="ce38">
            <text:p>153.858</text:p>
          </table:table-cell>
          <table:table-cell office:value-type="percentage" office:value="0.5003870195591229" table:style-name="ce39">
            <text:p>50,0%</text:p>
          </table:table-cell>
          <table:table-cell office:value-type="float" office:value="46381" table:style-name="ce38">
            <text:p>46.381</text:p>
          </table:table-cell>
          <table:table-cell office:value-type="percentage" office:value="0.14029128416085662" table:style-name="ce39">
            <text:p>14,0%</text:p>
          </table:table-cell>
          <table:table-cell office:value-type="float" office:value="24623" table:style-name="ce38">
            <text:p>24.623</text:p>
          </table:table-cell>
          <table:table-cell office:value-type="percentage" office:value="6.5267984944070406E-2" table:style-name="ce39">
            <text:p>6,5%</text:p>
          </table:table-cell>
          <table:table-cell office:value-type="float" office:value="5855" table:style-name="ce38">
            <text:p>5.855</text:p>
          </table:table-cell>
          <table:table-cell office:value-type="percentage" office:value="3.9159164782835508E-2" table:style-name="ce39">
            <text:p>3,9%</text:p>
          </table:table-cell>
          <table:table-cell office:value-type="float" office:value="104" table:style-name="ce38">
            <text:p>104</text:p>
          </table:table-cell>
          <table:table-cell office:value-type="percentage" office:value="2.4549145500896989E-3" table:style-name="ce39">
            <text:p>0,2%</text:p>
          </table:table-cell>
          <table:table-cell office:value-type="float" office:value="575624" table:style-name="ce38">
            <text:p>575.624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33467212104439398" table:style-name="ce39">
            <text:p>33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45629" table:style-name="ce38">
            <text:p>445.629</text:p>
          </table:table-cell>
          <table:table-cell office:value-type="percentage" office:value="0.99649594361309135" table:style-name="ce39">
            <text:p>99,6%</text:p>
          </table:table-cell>
          <table:table-cell office:value-type="float" office:value="591999" table:style-name="ce38">
            <text:p>591.999</text:p>
          </table:table-cell>
          <table:table-cell office:value-type="percentage" office:value="0.93185338395572426" table:style-name="ce39">
            <text:p>93,2%</text:p>
          </table:table-cell>
          <table:table-cell office:value-type="float" office:value="120865" table:style-name="ce38">
            <text:p>120.865</text:p>
          </table:table-cell>
          <table:table-cell office:value-type="percentage" office:value="0.14430194464077634" table:style-name="ce39">
            <text:p>14,4%</text:p>
          </table:table-cell>
          <table:table-cell office:value-type="float" office:value="538161" table:style-name="ce38">
            <text:p>538.161</text:p>
          </table:table-cell>
          <table:table-cell office:value-type="percentage" office:value="0.49292073494660094" table:style-name="ce39">
            <text:p>49,3%</text:p>
          </table:table-cell>
          <table:table-cell office:value-type="float" office:value="175759" table:style-name="ce38">
            <text:p>175.759</text:p>
          </table:table-cell>
          <table:table-cell office:value-type="percentage" office:value="0.13347889318817852" table:style-name="ce39">
            <text:p>13,3%</text:p>
          </table:table-cell>
          <table:table-cell office:value-type="float" office:value="151282" table:style-name="ce38">
            <text:p>151.282</text:p>
          </table:table-cell>
          <table:table-cell office:value-type="percentage" office:value="0.10174520856214157" table:style-name="ce39">
            <text:p>10,2%</text:p>
          </table:table-cell>
          <table:table-cell office:value-type="float" office:value="39596" table:style-name="ce38">
            <text:p>39.596</text:p>
          </table:table-cell>
          <table:table-cell office:value-type="percentage" office:value="7.1175375146499478E-2" table:style-name="ce39">
            <text:p>7,1%</text:p>
          </table:table-cell>
          <table:table-cell office:value-type="float" office:value="702" table:style-name="ce38">
            <text:p>702</text:p>
          </table:table-cell>
          <table:table-cell office:value-type="percentage" office:value="4.3912325476655155E-3" table:style-name="ce39">
            <text:p>0,4%</text:p>
          </table:table-cell>
          <table:table-cell office:value-type="float" office:value="2063993" table:style-name="ce38">
            <text:p>2.063.993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31599832691791274" table:style-name="ce39">
            <text:p>31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88881" table:style-name="ce38">
            <text:p>288.881</text:p>
          </table:table-cell>
          <table:table-cell office:value-type="percentage" office:value="1" table:style-name="ce39">
            <text:p>100,0%</text:p>
          </table:table-cell>
          <table:table-cell office:value-type="float" office:value="415532" table:style-name="ce38">
            <text:p>415.532</text:p>
          </table:table-cell>
          <table:table-cell office:value-type="percentage" office:value="0.94900219703924982" table:style-name="ce39">
            <text:p>94,9%</text:p>
          </table:table-cell>
          <table:table-cell office:value-type="float" office:value="214181" table:style-name="ce38">
            <text:p>214.181</text:p>
          </table:table-cell>
          <table:table-cell office:value-type="percentage" office:value="0.36881466021958648" table:style-name="ce39">
            <text:p>36,9%</text:p>
          </table:table-cell>
          <table:table-cell office:value-type="float" office:value="293355" table:style-name="ce38">
            <text:p>293.355</text:p>
          </table:table-cell>
          <table:table-cell office:value-type="percentage" office:value="0.38992654858081649" table:style-name="ce39">
            <text:p>39,0%</text:p>
          </table:table-cell>
          <table:table-cell office:value-type="float" office:value="81887" table:style-name="ce38">
            <text:p>81.887</text:p>
          </table:table-cell>
          <table:table-cell office:value-type="percentage" office:value="9.6158001287007328E-2" table:style-name="ce39">
            <text:p>9,6%</text:p>
          </table:table-cell>
          <table:table-cell office:value-type="float" office:value="59246" table:style-name="ce38">
            <text:p>59.246</text:p>
          </table:table-cell>
          <table:table-cell office:value-type="percentage" office:value="6.4793701517642022E-2" table:style-name="ce39">
            <text:p>6,5%</text:p>
          </table:table-cell>
          <table:table-cell office:value-type="float" office:value="10907" table:style-name="ce38">
            <text:p>10.907</text:p>
          </table:table-cell>
          <table:table-cell office:value-type="percentage" office:value="3.0912553778830839E-2" table:style-name="ce39">
            <text:p>3,1%</text:p>
          </table:table-cell>
          <table:table-cell office:value-type="float" office:value="158" table:style-name="ce38">
            <text:p>158</text:p>
          </table:table-cell>
          <table:table-cell office:value-type="percentage" office:value="1.5332511717726519E-3" table:style-name="ce39">
            <text:p>0,2%</text:p>
          </table:table-cell>
          <table:table-cell office:value-type="float" office:value="1364147" table:style-name="ce38">
            <text:p>1.364.147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31952437223388819" table:style-name="ce39">
            <text:p>32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6555" table:style-name="ce38">
            <text:p>76.555</text:p>
          </table:table-cell>
          <table:table-cell office:value-type="percentage" office:value="1" table:style-name="ce39">
            <text:p>100,0%</text:p>
          </table:table-cell>
          <table:table-cell office:value-type="float" office:value="90665" table:style-name="ce38">
            <text:p>90.665</text:p>
          </table:table-cell>
          <table:table-cell office:value-type="percentage" office:value="0.98681919108363447" table:style-name="ce39">
            <text:p>98,7%</text:p>
          </table:table-cell>
          <table:table-cell office:value-type="float" office:value="55452" table:style-name="ce38">
            <text:p>55.452</text:p>
          </table:table-cell>
          <table:table-cell office:value-type="percentage" office:value="0.44256446682681949" table:style-name="ce39">
            <text:p>44,3%</text:p>
          </table:table-cell>
          <table:table-cell office:value-type="float" office:value="81606" table:style-name="ce38">
            <text:p>81.606</text:p>
          </table:table-cell>
          <table:table-cell office:value-type="percentage" office:value="0.48225936081694404" table:style-name="ce39">
            <text:p>48,2%</text:p>
          </table:table-cell>
          <table:table-cell office:value-type="float" office:value="24966" table:style-name="ce38">
            <text:p>24.966</text:p>
          </table:table-cell>
          <table:table-cell office:value-type="percentage" office:value="0.15653253413921528" table:style-name="ce39">
            <text:p>15,7%</text:p>
          </table:table-cell>
          <table:table-cell office:value-type="float" office:value="17728" table:style-name="ce38">
            <text:p>17.728</text:p>
          </table:table-cell>
          <table:table-cell office:value-type="percentage" office:value="9.2196958665307568E-2" table:style-name="ce39">
            <text:p>9,2%</text:p>
          </table:table-cell>
          <table:table-cell office:value-type="float" office:value="2127" table:style-name="ce38">
            <text:p>2.127</text:p>
          </table:table-cell>
          <table:table-cell office:value-type="percentage" office:value="2.7954473767216905E-2" table:style-name="ce39">
            <text:p>2,8%</text:p>
          </table:table-cell>
          <table:table-cell office:value-type="float" office:value="68" table:style-name="ce38">
            <text:p>68</text:p>
          </table:table-cell>
          <table:table-cell office:value-type="percentage" office:value="3.2453586598577768E-3" table:style-name="ce39">
            <text:p>0,3%</text:p>
          </table:table-cell>
          <table:table-cell office:value-type="float" office:value="349167" table:style-name="ce38">
            <text:p>349.167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38318922140048484" table:style-name="ce39">
            <text:p>38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8368" table:style-name="ce38">
            <text:p>238.368</text:p>
          </table:table-cell>
          <table:table-cell office:value-type="percentage" office:value="1" table:style-name="ce39">
            <text:p>100,0%</text:p>
          </table:table-cell>
          <table:table-cell office:value-type="float" office:value="284556" table:style-name="ce38">
            <text:p>284.556</text:p>
          </table:table-cell>
          <table:table-cell office:value-type="percentage" office:value="0.98203353096679347" table:style-name="ce39">
            <text:p>98,2%</text:p>
          </table:table-cell>
          <table:table-cell office:value-type="float" office:value="116592" table:style-name="ce38">
            <text:p>116.592</text:p>
          </table:table-cell>
          <table:table-cell office:value-type="percentage" office:value="0.33607070075260792" table:style-name="ce39">
            <text:p>33,6%</text:p>
          </table:table-cell>
          <table:table-cell office:value-type="float" office:value="250251" table:style-name="ce38">
            <text:p>250.251</text:p>
          </table:table-cell>
          <table:table-cell office:value-type="percentage" office:value="0.61655033765389056" table:style-name="ce39">
            <text:p>61,7%</text:p>
          </table:table-cell>
          <table:table-cell office:value-type="float" office:value="48727" table:style-name="ce38">
            <text:p>48.727</text:p>
          </table:table-cell>
          <table:table-cell office:value-type="percentage" office:value="0.10993838288348251" table:style-name="ce39">
            <text:p>11,0%</text:p>
          </table:table-cell>
          <table:table-cell office:value-type="float" office:value="38248" table:style-name="ce38">
            <text:p>38.248</text:p>
          </table:table-cell>
          <table:table-cell office:value-type="percentage" office:value="8.5799593075554695E-2" table:style-name="ce39">
            <text:p>8,6%</text:p>
          </table:table-cell>
          <table:table-cell office:value-type="float" office:value="3955" table:style-name="ce38">
            <text:p>3.955</text:p>
          </table:table-cell>
          <table:table-cell office:value-type="percentage" office:value="2.5892827915807392E-2" table:style-name="ce39">
            <text:p>2,6%</text:p>
          </table:table-cell>
          <table:table-cell office:value-type="float" office:value="43" table:style-name="ce38">
            <text:p>43</text:p>
          </table:table-cell>
          <table:table-cell office:value-type="percentage" office:value="9.7696187576680146E-4" table:style-name="ce39">
            <text:p>0,1%</text:p>
          </table:table-cell>
          <table:table-cell office:value-type="float" office:value="980740" table:style-name="ce38">
            <text:p>980.740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41510291652187825" table:style-name="ce39">
            <text:p>41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2990" table:style-name="ce38">
            <text:p>22.990</text:p>
          </table:table-cell>
          <table:table-cell office:value-type="percentage" office:value="1" table:style-name="ce39">
            <text:p>100,0%</text:p>
          </table:table-cell>
          <table:table-cell office:value-type="float" office:value="28145" table:style-name="ce38">
            <text:p>28.145</text:p>
          </table:table-cell>
          <table:table-cell office:value-type="percentage" office:value="1" table:style-name="ce39">
            <text:p>100,0%</text:p>
          </table:table-cell>
          <table:table-cell office:value-type="float" office:value="16373" table:style-name="ce38">
            <text:p>16.373</text:p>
          </table:table-cell>
          <table:table-cell office:value-type="percentage" office:value="0.43408982448698236" table:style-name="ce39">
            <text:p>43,4%</text:p>
          </table:table-cell>
          <table:table-cell office:value-type="float" office:value="19093" table:style-name="ce38">
            <text:p>19.093</text:p>
          </table:table-cell>
          <table:table-cell office:value-type="percentage" office:value="0.40057485733467607" table:style-name="ce39">
            <text:p>40,1%</text:p>
          </table:table-cell>
          <table:table-cell office:value-type="float" office:value="6130" table:style-name="ce38">
            <text:p>6.130</text:p>
          </table:table-cell>
          <table:table-cell office:value-type="percentage" office:value="0.11577615351200257" table:style-name="ce39">
            <text:p>11,6%</text:p>
          </table:table-cell>
          <table:table-cell office:value-type="float" office:value="4612" table:style-name="ce38">
            <text:p>4.612</text:p>
          </table:table-cell>
          <table:table-cell office:value-type="percentage" office:value="8.435916665142397E-2" table:style-name="ce39">
            <text:p>8,4%</text:p>
          </table:table-cell>
          <table:table-cell office:value-type="float" office:value="879" table:style-name="ce38">
            <text:p>879</text:p>
          </table:table-cell>
          <table:table-cell office:value-type="percentage" office:value="4.1521020311761928E-2" table:style-name="ce39">
            <text:p>4,2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98232" table:style-name="ce38">
            <text:p>98.232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36276349025806165" table:style-name="ce39">
            <text:p>36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5495" table:style-name="ce38">
            <text:p>365.495</text:p>
          </table:table-cell>
          <table:table-cell office:value-type="percentage" office:value="1" table:style-name="ce39">
            <text:p>100,0%</text:p>
          </table:table-cell>
          <table:table-cell office:value-type="float" office:value="494794" table:style-name="ce38">
            <text:p>494.794</text:p>
          </table:table-cell>
          <table:table-cell office:value-type="percentage" office:value="0.9405281696164659" table:style-name="ce39">
            <text:p>94,1%</text:p>
          </table:table-cell>
          <table:table-cell office:value-type="float" office:value="227154" table:style-name="ce38">
            <text:p>227.154</text:p>
          </table:table-cell>
          <table:table-cell office:value-type="percentage" office:value="0.32297251760570889" table:style-name="ce39">
            <text:p>32,3%</text:p>
          </table:table-cell>
          <table:table-cell office:value-type="float" office:value="469500" table:style-name="ce38">
            <text:p>469.500</text:p>
          </table:table-cell>
          <table:table-cell office:value-type="percentage" office:value="0.48263590132640066" table:style-name="ce39">
            <text:p>48,3%</text:p>
          </table:table-cell>
          <table:table-cell office:value-type="float" office:value="149879" table:style-name="ce38">
            <text:p>149.879</text:p>
          </table:table-cell>
          <table:table-cell office:value-type="percentage" office:value="0.12854436345329343" table:style-name="ce39">
            <text:p>12,9%</text:p>
          </table:table-cell>
          <table:table-cell office:value-type="float" office:value="143885" table:style-name="ce38">
            <text:p>143.885</text:p>
          </table:table-cell>
          <table:table-cell office:value-type="percentage" office:value="0.10675814644381888" table:style-name="ce39">
            <text:p>10,7%</text:p>
          </table:table-cell>
          <table:table-cell office:value-type="float" office:value="27570" table:style-name="ce38">
            <text:p>27.570</text:p>
          </table:table-cell>
          <table:table-cell office:value-type="percentage" office:value="5.7471503973184131E-2" table:style-name="ce39">
            <text:p>5,7%</text:p>
          </table:table-cell>
          <table:table-cell office:value-type="float" office:value="428" table:style-name="ce38">
            <text:p>428</text:p>
          </table:table-cell>
          <table:table-cell office:value-type="percentage" office:value="3.1502785935625384E-3" table:style-name="ce39">
            <text:p>0,3%</text:p>
          </table:table-cell>
          <table:table-cell office:value-type="float" office:value="1878705" table:style-name="ce38">
            <text:p>1.878.705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32985065900604726" table:style-name="ce39">
            <text:p>33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1794" table:style-name="ce38">
            <text:p>71.794</text:p>
          </table:table-cell>
          <table:table-cell office:value-type="percentage" office:value="1" table:style-name="ce39">
            <text:p>100,0%</text:p>
          </table:table-cell>
          <table:table-cell office:value-type="float" office:value="96089" table:style-name="ce38">
            <text:p>96.089</text:p>
          </table:table-cell>
          <table:table-cell office:value-type="percentage" office:value="0.93381859882020235" table:style-name="ce39">
            <text:p>93,4%</text:p>
          </table:table-cell>
          <table:table-cell office:value-type="float" office:value="45708" table:style-name="ce38">
            <text:p>45.708</text:p>
          </table:table-cell>
          <table:table-cell office:value-type="percentage" office:value="0.31113138065060686" table:style-name="ce39">
            <text:p>31,1%</text:p>
          </table:table-cell>
          <table:table-cell office:value-type="float" office:value="89961" table:style-name="ce38">
            <text:p>89.961</text:p>
          </table:table-cell>
          <table:table-cell office:value-type="percentage" office:value="0.42184510635105227" table:style-name="ce39">
            <text:p>42,2%</text:p>
          </table:table-cell>
          <table:table-cell office:value-type="float" office:value="48642" table:style-name="ce38">
            <text:p>48.642</text:p>
          </table:table-cell>
          <table:table-cell office:value-type="percentage" office:value="0.19138563958498095" table:style-name="ce39">
            <text:p>19,1%</text:p>
          </table:table-cell>
          <table:table-cell office:value-type="float" office:value="28919" table:style-name="ce38">
            <text:p>28.919</text:p>
          </table:table-cell>
          <table:table-cell office:value-type="percentage" office:value="9.7334975833703569E-2" table:style-name="ce39">
            <text:p>9,7%</text:p>
          </table:table-cell>
          <table:table-cell office:value-type="float" office:value="6933" table:style-name="ce38">
            <text:p>6.933</text:p>
          </table:table-cell>
          <table:table-cell office:value-type="percentage" office:value="5.8423993191030366E-2" table:style-name="ce39">
            <text:p>5,8%</text:p>
          </table:table-cell>
          <table:table-cell office:value-type="float" office:value="128" table:style-name="ce38">
            <text:p>128</text:p>
          </table:table-cell>
          <table:table-cell office:value-type="percentage" office:value="3.6874855957593914E-3" table:style-name="ce39">
            <text:p>0,4%</text:p>
          </table:table-cell>
          <table:table-cell office:value-type="float" office:value="388174" table:style-name="ce38">
            <text:p>388.174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31368128267227163" table:style-name="ce39">
            <text:p>31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1783" table:style-name="ce38">
            <text:p>41.783</text:p>
          </table:table-cell>
          <table:table-cell office:value-type="percentage" office:value="1" table:style-name="ce39">
            <text:p>100,0%</text:p>
          </table:table-cell>
          <table:table-cell office:value-type="float" office:value="55037" table:style-name="ce38">
            <text:p>55.037</text:p>
          </table:table-cell>
          <table:table-cell office:value-type="percentage" office:value="0.98646759392027528" table:style-name="ce39">
            <text:p>98,6%</text:p>
          </table:table-cell>
          <table:table-cell office:value-type="float" office:value="20783" table:style-name="ce38">
            <text:p>20.783</text:p>
          </table:table-cell>
          <table:table-cell office:value-type="percentage" office:value="0.28144466713612482" table:style-name="ce39">
            <text:p>28,1%</text:p>
          </table:table-cell>
          <table:table-cell office:value-type="float" office:value="55521" table:style-name="ce38">
            <text:p>55.521</text:p>
          </table:table-cell>
          <table:table-cell office:value-type="percentage" office:value="0.57419281444557058" table:style-name="ce39">
            <text:p>57,4%</text:p>
          </table:table-cell>
          <table:table-cell office:value-type="float" office:value="19217" table:style-name="ce38">
            <text:p>19.217</text:p>
          </table:table-cell>
          <table:table-cell office:value-type="percentage" office:value="0.1779318901501824" table:style-name="ce39">
            <text:p>17,8%</text:p>
          </table:table-cell>
          <table:table-cell office:value-type="float" office:value="12958" table:style-name="ce38">
            <text:p>12.958</text:p>
          </table:table-cell>
          <table:table-cell office:value-type="percentage" office:value="0.11265279154278163" table:style-name="ce39">
            <text:p>11,3%</text:p>
          </table:table-cell>
          <table:table-cell office:value-type="float" office:value="2313" table:style-name="ce38">
            <text:p>2.313</text:p>
          </table:table-cell>
          <table:table-cell office:value-type="percentage" office:value="4.7685805587052883E-2" table:style-name="ce39">
            <text:p>4,8%</text:p>
          </table:table-cell>
          <table:table-cell office:value-type="float" office:value="9" table:style-name="ce38">
            <text:p>9</text:p>
          </table:table-cell>
          <table:table-cell office:value-type="percentage" office:value="6.4720264633970944E-4" table:style-name="ce39">
            <text:p>0,1%</text:p>
          </table:table-cell>
          <table:table-cell office:value-type="float" office:value="207621" table:style-name="ce38">
            <text:p>207.621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37548898152585747" table:style-name="ce39">
            <text:p>37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59379" table:style-name="ce38">
            <text:p>159.379</text:p>
          </table:table-cell>
          <table:table-cell office:value-type="percentage" office:value="1.0090471668249446" table:style-name="ce39">
            <text:p>100,9%</text:p>
          </table:table-cell>
          <table:table-cell office:value-type="float" office:value="207317" table:style-name="ce38">
            <text:p>207.317</text:p>
          </table:table-cell>
          <table:table-cell office:value-type="percentage" office:value="0.97294925403954369" table:style-name="ce39">
            <text:p>97,3%</text:p>
          </table:table-cell>
          <table:table-cell office:value-type="float" office:value="90608" table:style-name="ce38">
            <text:p>90.608</text:p>
          </table:table-cell>
          <table:table-cell office:value-type="percentage" office:value="0.32346252842541917" table:style-name="ce39">
            <text:p>32,3%</text:p>
          </table:table-cell>
          <table:table-cell office:value-type="float" office:value="177719" table:style-name="ce38">
            <text:p>177.719</text:p>
          </table:table-cell>
          <table:table-cell office:value-type="percentage" office:value="0.52273830288519518" table:style-name="ce39">
            <text:p>52,3%</text:p>
          </table:table-cell>
          <table:table-cell office:value-type="float" office:value="50201" table:style-name="ce38">
            <text:p>50.201</text:p>
          </table:table-cell>
          <table:table-cell office:value-type="percentage" office:value="0.13862586397815169" table:style-name="ce39">
            <text:p>13,9%</text:p>
          </table:table-cell>
          <table:table-cell office:value-type="float" office:value="42734" table:style-name="ce38">
            <text:p>42.734</text:p>
          </table:table-cell>
          <table:table-cell office:value-type="percentage" office:value="0.11781669405264725" table:style-name="ce39">
            <text:p>11,8%</text:p>
          </table:table-cell>
          <table:table-cell office:value-type="float" office:value="8518" table:style-name="ce38">
            <text:p>8.518</text:p>
          </table:table-cell>
          <table:table-cell office:value-type="percentage" office:value="6.0702807095059257E-2" table:style-name="ce39">
            <text:p>6,1%</text:p>
          </table:table-cell>
          <table:table-cell office:value-type="float" office:value="39" table:style-name="ce38">
            <text:p>39</text:p>
          </table:table-cell>
          <table:table-cell office:value-type="percentage" office:value="9.3247895944912013E-4" table:style-name="ce39">
            <text:p>0,1%</text:p>
          </table:table-cell>
          <table:table-cell office:value-type="float" office:value="736515" table:style-name="ce38">
            <text:p>736.515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3880227993654784" table:style-name="ce39">
            <text:p>38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15" table:style-name="ce38">
            <text:p>2.315</text:p>
          </table:table-cell>
          <table:table-cell office:value-type="percentage" office:value="0.8886756238003839" table:style-name="ce39">
            <text:p>88,9%</text:p>
          </table:table-cell>
          <table:table-cell office:value-type="float" office:value="3683" table:style-name="ce38">
            <text:p>3.683</text:p>
          </table:table-cell>
          <table:table-cell office:value-type="percentage" office:value="0.8529411764705882" table:style-name="ce39">
            <text:p>85,3%</text:p>
          </table:table-cell>
          <table:table-cell office:value-type="float" office:value="2408" table:style-name="ce38">
            <text:p>2.408</text:p>
          </table:table-cell>
          <table:table-cell office:value-type="percentage" office:value="0.30647829960544737" table:style-name="ce39">
            <text:p>30,6%</text:p>
          </table:table-cell>
          <table:table-cell office:value-type="float" office:value="8251" table:style-name="ce38">
            <text:p>8.251</text:p>
          </table:table-cell>
          <table:table-cell office:value-type="percentage" office:value="0.71400138456213225" table:style-name="ce39">
            <text:p>71,4%</text:p>
          </table:table-cell>
          <table:table-cell office:value-type="float" office:value="4664" table:style-name="ce38">
            <text:p>4.664</text:p>
          </table:table-cell>
          <table:table-cell office:value-type="percentage" office:value="0.36892896693561145" table:style-name="ce39">
            <text:p>36,9%</text:p>
          </table:table-cell>
          <table:table-cell office:value-type="float" office:value="1942" table:style-name="ce38">
            <text:p>1.942</text:p>
          </table:table-cell>
          <table:table-cell office:value-type="percentage" office:value="0.111455463728191" table:style-name="ce39">
            <text:p>11,1%</text:p>
          </table:table-cell>
          <table:table-cell office:value-type="float" office:value="502" table:style-name="ce38">
            <text:p>502</text:p>
          </table:table-cell>
          <table:table-cell office:value-type="percentage" office:value="6.6218177021501123E-2" table:style-name="ce39">
            <text:p>6,6%</text:p>
          </table:table-cell>
          <table:table-cell office:value-type="float" office:value="7" table:style-name="ce38">
            <text:p>7</text:p>
          </table:table-cell>
          <table:table-cell office:value-type="percentage" office:value="3.2183908045977012E-3" table:style-name="ce39">
            <text:p>0,3%</text:p>
          </table:table-cell>
          <table:table-cell office:value-type="float" office:value="23772" table:style-name="ce38">
            <text:p>23.772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35932162399105172" table:style-name="ce39">
            <text:p>35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858" table:style-name="ce38">
            <text:p>1.858</text:p>
          </table:table-cell>
          <table:table-cell office:value-type="percentage" office:value="0.79097488292890594" table:style-name="ce39">
            <text:p>79,1%</text:p>
          </table:table-cell>
          <table:table-cell office:value-type="float" office:value="2978" table:style-name="ce38">
            <text:p>2.978</text:p>
          </table:table-cell>
          <table:table-cell office:value-type="percentage" office:value="0.79455709711846323" table:style-name="ce39">
            <text:p>79,5%</text:p>
          </table:table-cell>
          <table:table-cell office:value-type="float" office:value="3005" table:style-name="ce38">
            <text:p>3.005</text:p>
          </table:table-cell>
          <table:table-cell office:value-type="percentage" office:value="0.38392743068864188" table:style-name="ce39">
            <text:p>38,4%</text:p>
          </table:table-cell>
          <table:table-cell office:value-type="float" office:value="7646" table:style-name="ce38">
            <text:p>7.646</text:p>
          </table:table-cell>
          <table:table-cell office:value-type="percentage" office:value="0.67669705283653425" table:style-name="ce39">
            <text:p>67,7%</text:p>
          </table:table-cell>
          <table:table-cell office:value-type="float" office:value="5101" table:style-name="ce38">
            <text:p>5.101</text:p>
          </table:table-cell>
          <table:table-cell office:value-type="percentage" office:value="0.42501249791701384" table:style-name="ce39">
            <text:p>42,5%</text:p>
          </table:table-cell>
          <table:table-cell office:value-type="float" office:value="2098" table:style-name="ce38">
            <text:p>2.098</text:p>
          </table:table-cell>
          <table:table-cell office:value-type="percentage" office:value="0.1159564472447908" table:style-name="ce39">
            <text:p>11,6%</text:p>
          </table:table-cell>
          <table:table-cell office:value-type="float" office:value="301" table:style-name="ce38">
            <text:p>301</text:p>
          </table:table-cell>
          <table:table-cell office:value-type="percentage" office:value="3.5262417994376759E-2" table:style-name="ce39">
            <text:p>3,5%</text:p>
          </table:table-cell>
          <table:table-cell office:value-type="float" office:value="6" table:style-name="ce38">
            <text:p>6</text:p>
          </table:table-cell>
          <table:table-cell office:value-type="percentage" office:value="2.5817555938037868E-3" table:style-name="ce39">
            <text:p>0,3%</text:p>
          </table:table-cell>
          <table:table-cell office:value-type="float" office:value="22993" table:style-name="ce38">
            <text:p>22.993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34744174801293481" table:style-name="ce39">
            <text:p>34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10" table:style-name="ce38">
            <text:p>10</text:p>
          </table:table-cell>
          <table:table-cell office:value-type="string" table:style-name="ce39">
            <text:p>-</text:p>
          </table:table-cell>
          <table:table-cell office:value-type="float" office:value="6" table:style-name="ce38">
            <text:p>6</text:p>
          </table:table-cell>
          <table:table-cell office:value-type="string" table:style-name="ce39">
            <text:p>-</text:p>
          </table:table-cell>
          <table:table-cell office:value-type="float" office:value="1175" table:style-name="ce38">
            <text:p>1.175</text:p>
          </table:table-cell>
          <table:table-cell office:value-type="string" table:style-name="ce39">
            <text:p>-</text:p>
          </table:table-cell>
          <table:table-cell office:value-type="float" office:value="4430" table:style-name="ce38">
            <text:p>4.430</text:p>
          </table:table-cell>
          <table:table-cell office:value-type="string" table:style-name="ce39">
            <text:p>-</text:p>
          </table:table-cell>
          <table:table-cell office:value-type="float" office:value="8715" table:style-name="ce38">
            <text:p>8.715</text:p>
          </table:table-cell>
          <table:table-cell office:value-type="string" table:style-name="ce39">
            <text:p>-</text:p>
          </table:table-cell>
          <table:table-cell office:value-type="float" office:value="15017" table:style-name="ce38">
            <text:p>15.017</text:p>
          </table:table-cell>
          <table:table-cell office:value-type="string" table:style-name="ce39">
            <text:p>-</text:p>
          </table:table-cell>
          <table:table-cell office:value-type="float" office:value="2402" table:style-name="ce38">
            <text:p>2.402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31755" table:style-name="ce38">
            <text:p>31.755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862552" table:style-name="ce43">
            <text:p>2.862.552</text:p>
          </table:table-cell>
          <table:table-cell office:value-type="percentage" office:value="1" table:style-name="ce44">
            <text:p>100,0%</text:p>
          </table:table-cell>
          <table:table-cell office:value-type="float" office:value="3800165" table:style-name="ce43">
            <text:p>3.800.165</text:p>
          </table:table-cell>
          <table:table-cell office:value-type="percentage" office:value="0.95962672141351935" table:style-name="ce44">
            <text:p>96,0%</text:p>
          </table:table-cell>
          <table:table-cell office:value-type="float" office:value="1496739" table:style-name="ce43">
            <text:p>1.496.739</text:p>
          </table:table-cell>
          <table:table-cell office:value-type="percentage" office:value="0.28044649170899083" table:style-name="ce44">
            <text:p>28,0%</text:p>
          </table:table-cell>
          <table:table-cell office:value-type="float" office:value="3378118" table:style-name="ce43">
            <text:p>3.378.118</text:p>
          </table:table-cell>
          <table:table-cell office:value-type="percentage" office:value="0.48030300402115306" table:style-name="ce44">
            <text:p>48,0%</text:p>
          </table:table-cell>
          <table:table-cell office:value-type="float" office:value="1074818" table:style-name="ce43">
            <text:p>1.074.818</text:p>
          </table:table-cell>
          <table:table-cell office:value-type="percentage" office:value="0.1361953648480683" table:style-name="ce44">
            <text:p>13,6%</text:p>
          </table:table-cell>
          <table:table-cell office:value-type="float" office:value="856502" table:style-name="ce43">
            <text:p>856.502</text:p>
          </table:table-cell>
          <table:table-cell office:value-type="percentage" office:value="9.7171030598195499E-2" table:style-name="ce44">
            <text:p>9,7%</text:p>
          </table:table-cell>
          <table:table-cell office:value-type="float" office:value="169665" table:style-name="ce43">
            <text:p>169.665</text:p>
          </table:table-cell>
          <table:table-cell office:value-type="percentage" office:value="5.1253678293108867E-2" table:style-name="ce44">
            <text:p>5,1%</text:p>
          </table:table-cell>
          <table:table-cell office:value-type="float" office:value="2532" table:style-name="ce43">
            <text:p>2.532</text:p>
          </table:table-cell>
          <table:table-cell office:value-type="percentage" office:value="2.6679339001463571E-3" table:style-name="ce44">
            <text:p>0,3%</text:p>
          </table:table-cell>
          <table:table-cell office:value-type="float" office:value="13641091" table:style-name="ce43">
            <text:p>13.641.091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33992403454966735" table:style-name="ce44">
            <text:p>34,0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6-17T14:55:28Z</meta:creation-date>
    <dc:date>2021-06-17T14:55:47Z</dc:date>
  </office:meta>
</office:document-meta>
</file>